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  <style:text-properties fo:color="#000000" style:font-name="Ubuntu3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font-name="Ubuntu3" fo:font-size="11pt" fo:language="nl" fo:country="NL" fo:font-style="normal" style:text-underline-style="none" fo:font-weight="normal" fo:background-color="transparent" style:font-name-asian="Times New Roman" style:font-size-asian="11pt" style:language-asian="nl" style:country-asian="NL" style:font-style-asian="normal" style:font-weight-asian="normal" style:font-name-complex="Bitstream Vera Sans" style:font-size-complex="11pt" style:language-complex="ar" style:country-complex="SA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430bcc"/>
    </style:style>
    <style:style style:name="P11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fo:break-before="page" style:text-autospace="ideograph-alpha" style:punctuation-wrap="hanging" style:line-break="strict">
        <style:tab-stops/>
      </style:paragraph-properties>
      <style:text-properties fo:hyphenate="false" fo:hyphenation-remain-char-count="2" fo:hyphenation-push-char-count="2"/>
    </style:style>
    <style:style style:name="P13" style:family="paragraph" style:parent-style-name="Standard">
      <style:text-properties fo:color="#000000" style:text-line-through-style="none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style:text-line-through-style="none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/>
    </style:style>
    <style:style style:name="P15" style:family="paragraph" style:parent-style-name="Standard">
      <style:text-properties fo:color="#000000" style:font-name="Ubuntu3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P16" style:family="paragraph" style:parent-style-name="Standard">
      <style:paragraph-properties fo:line-height="100%"/>
      <style:text-properties fo:color="#000000" style:font-name="Ubuntu3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P17" style:family="paragraph" style:parent-style-name="Standard">
      <style:text-properties fo:color="#000000" style:font-name="Ubuntu3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Ubuntu3" fo:font-size="9.5pt" fo:language="nl" fo:country="NL" fo:font-weight="normal" officeooo:paragraph-rsid="00204085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9" style:family="paragraph" style:parent-style-name="Standard">
      <style:paragraph-properties fo:break-before="page"/>
      <style:text-properties fo:color="#000000" style:text-line-through-style="none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20" style:family="paragraph" style:parent-style-name="Footnote">
      <style:text-properties officeooo:paragraph-rsid="00367aa5"/>
    </style:style>
    <style:style style:name="P21" style:family="paragraph" style:parent-style-name="Footnote">
      <style:text-properties officeooo:paragraph-rsid="00469d33"/>
    </style:style>
    <style:style style:name="P2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03f3b22"/>
    </style:style>
    <style:style style:name="P2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2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2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2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P2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2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010ef56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040af24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036f883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fo:language="nl" fo:country="NL" fo:font-weight="normal" fo:background-color="transparent" style:language-asian="nl" style:country-asian="NL" style:font-weight-asian="normal" style:font-weight-complex="normal"/>
    </style:style>
    <style:style style:name="P3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</style:style>
    <style:style style:name="P3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040f9ae"/>
    </style:style>
    <style:style style:name="P38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39" style:family="paragraph" style:parent-style-name="Standard" style:list-style-name="L2"/>
    <style:style style:name="P40" style:family="paragraph" style:parent-style-name="Standard" style:list-style-name="L2">
      <style:text-properties officeooo:paragraph-rsid="00367aa5"/>
    </style:style>
    <style:style style:name="P41" style:family="paragraph" style:parent-style-name="Standard" style:list-style-name="L2">
      <style:text-properties officeooo:paragraph-rsid="0026683b"/>
    </style:style>
    <style:style style:name="P42" style:family="paragraph" style:parent-style-name="Standard" style:list-style-name="L2">
      <style:text-properties officeooo:paragraph-rsid="0040f498"/>
    </style:style>
    <style:style style:name="P43" style:family="paragraph" style:parent-style-name="Standard" style:list-style-name="L2">
      <style:text-properties fo:font-size="11pt" style:font-size-asian="11pt" style:font-size-complex="11pt"/>
    </style:style>
    <style:style style:name="P44" style:family="paragraph" style:parent-style-name="Standard" style:list-style-name="L2">
      <style:text-properties fo:color="#000000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5" style:family="paragraph" style:parent-style-name="Standard" style:list-style-name="L2">
      <style:text-properties fo:color="#000000" style:text-line-through-style="none" fo:language="nl" fo:country="NL" fo:font-weight="normal" fo:background-color="transparent" style:language-asian="nl" style:country-asian="NL" style:font-weight-asian="normal" style:font-weight-complex="normal"/>
    </style:style>
    <style:style style:name="P46" style:family="paragraph" style:parent-style-name="Standard" style:list-style-name="L2">
      <style:text-properties fo:color="#000000" style:text-line-through-style="none" fo:language="nl" fo:country="NL" fo:font-weight="normal" officeooo:paragraph-rsid="0027c834" fo:background-color="transparent" style:language-asian="nl" style:country-asian="NL" style:font-weight-asian="normal" style:font-weight-complex="normal"/>
    </style:style>
    <style:style style:name="P47" style:family="paragraph" style:parent-style-name="Standard" style:list-style-name="L2">
      <style:text-properties fo:color="#000000" style:text-line-through-style="none" fo:language="nl" fo:country="NL" fo:font-weight="normal" officeooo:paragraph-rsid="0026683b" fo:background-color="transparent" style:language-asian="nl" style:country-asian="NL" style:font-weight-asian="normal" style:font-weight-complex="normal"/>
    </style:style>
    <style:style style:name="P48" style:family="paragraph" style:parent-style-name="Standard" style:list-style-name="L2">
      <style:text-properties fo:color="#000000" style:text-line-through-style="none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49" style:family="paragraph" style:parent-style-name="Standard" style:list-style-name="L2">
      <style:text-properties fo:color="#000000" style:font-name="Ubuntu3" fo:font-size="11pt" style:font-size-asian="11pt" style:font-size-complex="11pt"/>
    </style:style>
    <style:style style:name="P50" style:family="paragraph" style:parent-style-name="Standard" style:list-style-name="L2">
      <style:text-properties fo:color="#000000" style:font-name="Ubuntu3" fo:font-size="11pt" fo:font-style="normal" style:font-size-asian="11pt" style:font-style-asian="normal" style:font-size-complex="11pt" style:font-style-complex="normal"/>
    </style:style>
    <style:style style:name="P51" style:family="paragraph" style:parent-style-name="Standard" style:list-style-name="L2">
      <style:text-properties fo:font-style="normal" style:font-style-asian="normal" style:font-style-complex="normal"/>
    </style:style>
    <style:style style:name="P52" style:family="paragraph" style:parent-style-name="Standard" style:list-style-name="L3"/>
    <style:style style:name="P53" style:family="paragraph" style:parent-style-name="Standard" style:list-style-name="L3">
      <style:text-properties style:font-name="Bitstream Vera Sans" fo:font-size="10pt" fo:language="nl" fo:country="NL" fo:background-color="transparent" style:font-size-asian="10pt" style:language-asian="nl" style:country-asian="NL" style:font-name-complex="Bitstream Vera Sans" style:font-size-complex="10pt"/>
    </style:style>
    <style:style style:name="T1" style:family="text">
      <style:text-properties style:font-name="Ubuntu3" fo:font-size="11pt" style:font-size-asian="11pt" style:font-size-complex="11pt"/>
    </style:style>
    <style:style style:name="T2" style:family="text">
      <style:text-properties style:font-name="Ubuntu3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3" style:family="text">
      <style:text-properties style:font-name="Ubuntu3" fo:font-size="11pt" fo:font-weight="normal" style:font-size-asian="11pt" style:font-weight-asian="normal" style:font-size-complex="11pt" style:font-weight-complex="normal"/>
    </style:style>
    <style:style style:name="T4" style:family="text">
      <style:text-properties style:font-name="Ubuntu3" fo:font-size="11pt" style:font-name-asian="Times New Roman" style:font-size-asian="11pt" style:font-size-complex="11pt" style:language-complex="ar" style:country-complex="SA"/>
    </style:style>
    <style:style style:name="T5" style:family="text">
      <style:text-properties style:font-name="Ubuntu3" fo:font-size="11pt" fo:font-style="normal" style:text-underline-style="none" style:font-size-asian="11pt" style:font-style-asian="normal" style:font-name-complex="Bitstream Vera Sans" style:font-size-complex="11pt" style:font-style-complex="normal"/>
    </style:style>
    <style:style style:name="T6" style:family="text">
      <style:text-properties style:font-name="Ubuntu3" fo:font-size="11pt" fo:font-style="normal" style:text-underline-style="none" fo:font-weight="normal" style:font-size-asian="11pt" style:font-style-asian="normal" style:font-weight-asian="normal" style:font-name-complex="Bitstream Vera Sans" style:font-size-complex="11pt" style:font-style-complex="normal" style:font-weight-complex="normal"/>
    </style:style>
    <style:style style:name="T7" style:family="text">
      <style:text-properties style:font-name="Ubuntu3" fo:font-size="11pt" fo:font-style="normal" style:text-underline-style="none" style:font-name-asian="DejaVu Sans1" style:font-size-asian="11pt" style:font-style-asian="normal" style:font-name-complex="Bitstream Vera Sans" style:font-size-complex="11pt" style:font-style-complex="normal"/>
    </style:style>
    <style:style style:name="T8" style:family="text">
      <style:text-properties fo:language="nl" fo:country="NL" style:language-asian="nl" style:country-asian="NL"/>
    </style:style>
    <style:style style:name="T9" style:family="text">
      <style:text-properties fo:color="#000000" style:text-line-through-style="none" style:font-name="Ubuntu3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style:text-line-through-style="none" style:font-name="Ubuntu3" fo:font-size="10pt" fo:language="nl" fo:country="NL" fo:font-style="normal" style:text-underline-style="none" fo:font-weight="normal" fo:background-color="transparent" style:font-name-asian="DejaVu Sans1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style:text-line-through-style="none" style:font-name="Ubuntu3" fo:font-size="10pt" fo:language="nl" fo:country="NL" fo:font-style="normal" style:text-underline-style="none" fo:font-weight="normal" officeooo:rsid="002b81a9" fo:background-color="transparent" style:font-name-asian="DejaVu Sans1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style:text-line-through-style="none" style:font-name="Ubuntu3" fo:font-size="10pt" fo:language="nl" fo:country="NL" fo:font-style="normal" style:text-underline-style="none" fo:background-color="transparent" style:font-size-asian="10pt" style:language-asian="nl" style:country-asian="NL" style:font-style-asian="normal" style:font-name-complex="Bitstream Vera Sans" style:font-size-complex="10pt" style:font-style-complex="normal"/>
    </style:style>
    <style:style style:name="T13" style:family="text">
      <style:text-properties fo:color="#000000" style:text-line-through-style="none" style:font-name="Ubuntu3" fo:font-size="10pt" fo:language="nl" fo:country="NL" fo:font-style="normal" fo:font-weight="normal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000000" style:text-line-through-style="none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5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5c043b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6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60c65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7" style:family="text">
      <style:text-properties fo:color="#000000" style:text-line-through-style="none" style:font-name="Ubuntu3" fo:font-size="11pt" fo:language="nl" fo:country="NL" fo:font-style="normal" style:text-underline-style="none" fo:font-weight="normal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8" style:family="text">
      <style:text-properties fo:color="#000000" style:text-line-through-style="none" style:font-name="Ubuntu3" fo:font-size="11pt" fo:language="nl" fo:country="NL" fo:font-style="normal" style:text-underline-style="none" fo:font-weight="normal" officeooo:rsid="002b81a9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19" style:family="text">
      <style:text-properties fo:color="#000000" style:text-line-through-style="none" style:font-name="Ubuntu3" fo:font-size="11pt" fo:language="nl" fo:country="NL" fo:font-style="normal" style:text-underline-style="none" fo:font-weight="normal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20" style:family="text">
      <style:text-properties fo:color="#000000" style:text-line-through-style="none" style:font-name="Ubuntu3" fo:font-size="11pt" fo:language="nl" fo:country="NL" fo:font-style="normal" style:text-underline-style="none" fo:font-weight="bold" fo:background-color="transparent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/>
    </style:style>
    <style:style style:name="T21" style:family="text">
      <style:text-properties fo:color="#000000" style:text-line-through-style="none" style:font-name="Ubuntu3" fo:font-size="11pt" fo:language="nl" fo:country="NL" fo:font-style="normal" style:text-underline-style="none" fo:font-weight="bold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/>
    </style:style>
    <style:style style:name="T22" style:family="text">
      <style:text-properties fo:color="#000000" style:text-line-through-style="none" style:font-name="Ubuntu3" fo:font-size="11pt" fo:language="nl" fo:country="NL" fo:font-style="normal" style:text-underline-style="none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23" style:family="text">
      <style:text-properties fo:color="#000000" style:text-line-through-style="none" style:font-name="Ubuntu3" fo:font-size="11pt" fo:language="nl" fo:country="NL" fo:font-style="normal" style:text-underline-style="none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24" style:family="text">
      <style:text-properties fo:color="#000000" style:text-line-through-style="none" style:font-name="Ubuntu3" fo:font-size="11pt" fo:language="nl" fo:country="NL" fo:font-style="normal" style:text-underline-style="none" officeooo:rsid="005c043b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25" style:family="text">
      <style:text-properties fo:color="#000000" style:text-line-through-style="none" style:font-name="Ubuntu3" fo:font-size="11pt" fo:language="nl" fo:country="NL" fo:font-style="normal" fo:font-weight="normal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26" style:family="text">
      <style:text-properties fo:color="#000000" style:text-line-through-style="none" style:font-name="Ubuntu3" fo:font-size="11pt" style:text-underline-style="none" style:font-size-asian="11pt" style:font-size-complex="11pt"/>
    </style:style>
    <style:style style:name="T27" style:family="text">
      <style:text-properties fo:color="#000000" style:text-line-through-style="none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style:text-line-through-style="none" style:font-name="Bitstream Vera Sans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29" style:family="text">
      <style:text-properties fo:color="#000000" style:text-line-through-style="none" style:font-name="Bitstream Vera Sans" fo:font-size="11pt" fo:language="nl" fo:country="NL" fo:font-style="normal" style:text-underline-style="none" fo:font-weight="normal" fo:background-color="transparent" style:font-name-asian="DejaVu Sans1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30" style:family="text">
      <style:text-properties fo:color="#000000" style:text-line-through-style="none" fo:font-size="10pt" fo:language="nl" fo:country="NL" fo:font-style="normal" fo:font-weight="normal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31" style:family="text">
      <style:text-properties fo:color="#000000" style:text-line-through-style="none" fo:font-size="10pt" fo:language="nl" fo:country="NL" fo:font-style="normal" style:text-underline-style="none" fo:background-color="transparent" style:font-size-asian="10pt" style:language-asian="nl" style:country-asian="NL" style:font-style-asian="normal" style:font-name-complex="Bitstream Vera Sans" style:font-size-complex="10pt" style:font-style-complex="normal"/>
    </style:style>
    <style:style style:name="T32" style:family="text">
      <style:text-properties fo:color="#000000" style:text-line-through-style="none" fo:font-size="11pt" fo:language="nl" fo:country="NL" fo:font-style="normal" style:text-underline-style="none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33" style:family="text">
      <style:text-properties fo:color="#000000" style:text-line-through-style="none" fo:font-size="11pt" fo:language="nl" fo:country="NL" fo:font-style="normal" style:text-underline-style="none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34" style:family="text">
      <style:text-properties fo:color="#000000" style:text-line-through-style="none" fo:font-size="11pt" fo:language="nl" fo:country="NL" fo:font-style="normal" fo:font-weight="normal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35" style:family="text">
      <style:text-properties fo:color="#000000" style:text-line-through-style="none" fo:font-size="11pt" fo:language="nl" fo:country="NL" fo:font-weight="normal" fo:background-color="transparent" style:font-name-asian="DejaVu Sans1" style:font-size-asian="11pt" style:language-asian="nl" style:country-asian="NL" style:font-weight-asian="normal" style:font-name-complex="Bitstream Vera Sans" style:font-size-complex="11pt" style:font-weight-complex="normal"/>
    </style:style>
    <style:style style:name="T36" style:family="text">
      <style:text-properties fo:color="#000000" style:text-line-through-style="none" fo:language="nl" fo:country="NL" fo:font-style="normal" style:text-underline-style="none" fo:background-color="transparent" style:font-name-asian="DejaVu Sans1" style:font-size-asian="11pt" style:language-asian="nl" style:country-asian="NL" style:font-style-asian="normal" style:font-name-complex="Bitstream Vera Sans" style:font-size-complex="11pt" style:font-style-complex="normal"/>
    </style:style>
    <style:style style:name="T37" style:family="text">
      <style:text-properties fo:color="#000000" style:text-line-through-style="none" fo:language="nl" fo:country="NL" fo:font-style="normal" style:text-underline-style="none" officeooo:rsid="005c043b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38" style:family="text">
      <style:text-properties fo:color="#000000" style:text-line-through-style="none" fo:language="nl" fo:country="NL" fo:font-style="normal" fo:font-weight="normal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39" style:family="text">
      <style:text-properties fo:color="#000000" style:font-name="Ubuntu3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40" style:family="text">
      <style:text-properties fo:color="#000000" style:font-name="Ubuntu3" fo:font-size="11pt" fo:language="nl" fo:country="NL" fo:font-weight="normal" officeooo:rsid="00316cc0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41" style:family="text">
      <style:text-properties fo:color="#000000" style:font-name="Ubuntu3" fo:font-size="11pt" fo:language="nl" fo:country="NL" fo:font-weight="normal" officeooo:rsid="003dcb31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42" style:family="text">
      <style:text-properties fo:color="#000000" style:font-name="Ubuntu3" fo:font-size="11pt" fo:language="nl" fo:country="NL" fo:font-weight="normal" officeooo:rsid="003f3b22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43" style:family="text">
      <style:text-properties fo:color="#000000" style:font-name="Ubuntu3" fo:font-size="11pt" fo:language="nl" fo:country="NL" fo:font-weight="normal" officeooo:rsid="0041b6a6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44" style:family="text">
      <style:text-properties fo:color="#000000" style:font-name="Ubuntu3" fo:font-size="11pt" fo:language="nl" fo:country="NL" fo:font-weight="normal" officeooo:rsid="004257e3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45" style:family="text">
      <style:text-properties fo:color="#000000" style:font-name="Ubuntu3" fo:font-size="11pt" fo:language="nl" fo:country="NL" fo:font-weight="normal" officeooo:rsid="00457941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46" style:family="text">
      <style:text-properties fo:color="#000000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47" style:family="text">
      <style:text-properties fo:color="#000000" style:font-name="Ubuntu3" fo:font-size="11pt" fo:language="nl" fo:country="NL" fo:font-style="normal" style:text-underline-style="none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8" style:family="text">
      <style:text-properties fo:color="#000000" style:font-name="Ubuntu3" fo:font-size="11pt" fo:language="nl" fo:country="NL" fo:font-style="normal" style:text-underline-style="none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49" style:family="text">
      <style:text-properties fo:color="#000000" style:font-name="Ubuntu3" fo:font-size="11pt" fo:language="nl" fo:country="NL" fo:font-style="normal" style:font-size-asian="11pt" style:language-asian="nl" style:country-asian="NL" style:font-style-asian="normal" style:font-name-complex="Bitstream Vera Sans" style:font-size-complex="11pt" style:font-style-complex="normal"/>
    </style:style>
    <style:style style:name="T50" style:family="text">
      <style:text-properties fo:color="#000000" style:font-name="Ubuntu3" fo:font-size="11pt" fo:language="nl" fo:country="NL" fo:font-style="normal" fo:font-weight="bold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/>
    </style:style>
    <style:style style:name="T51" style:family="text">
      <style:text-properties fo:color="#000000" style:font-name="Ubuntu3" fo:font-size="11pt" fo:language="nl" fo:country="NL" fo:background-color="transparent" style:font-size-asian="11pt" style:language-asian="nl" style:country-asian="NL" style:font-name-complex="Bitstream Vera Sans" style:font-size-complex="11pt"/>
    </style:style>
    <style:style style:name="T52" style:family="text">
      <style:text-properties fo:color="#000000" style:font-name="Ubuntu3" fo:font-size="11pt" fo:language="nl" fo:country="NL" style:text-underline-style="none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53" style:family="text">
      <style:text-properties fo:color="#000000" style:font-name="Ubuntu3" fo:font-size="11pt" fo:font-weight="normal" style:font-size-asian="11pt" style:font-weight-asian="normal" style:font-size-complex="11pt" style:font-weight-complex="normal"/>
    </style:style>
    <style:style style:name="T54" style:family="text">
      <style:text-properties fo:color="#000000" style:font-name="Ubuntu3" fo:font-size="11pt" style:text-underline-style="none" fo:font-weight="normal" style:font-size-asian="11pt" style:font-weight-asian="normal" style:font-size-complex="11pt" style:font-weight-complex="normal"/>
    </style:style>
    <style:style style:name="T55" style:family="text">
      <style:text-properties fo:color="#000000" style:font-name="Ubuntu3" fo:font-size="11pt" style:text-underline-style="none" style:font-size-asian="11pt" style:font-size-complex="11pt"/>
    </style:style>
    <style:style style:name="T56" style:family="text">
      <style:text-properties fo:color="#000000" style:font-name="Ubuntu3" fo:font-size="11pt" style:font-size-asian="11pt" style:font-size-complex="11pt"/>
    </style:style>
    <style:style style:name="T57" style:family="text">
      <style:text-properties fo:color="#000000" style:font-name="Ubuntu3" fo:font-size="11pt" officeooo:rsid="002db273" style:font-size-asian="11pt" style:font-size-complex="11pt"/>
    </style:style>
    <style:style style:name="T58" style:family="text">
      <style:text-properties fo:color="#000000" style:font-name="Ubuntu3" fo:font-size="11pt" officeooo:rsid="0038517f" style:font-size-asian="11pt" style:font-size-complex="11pt"/>
    </style:style>
    <style:style style:name="T59" style:family="text">
      <style:text-properties fo:color="#000000" style:font-name="Ubuntu3" fo:font-size="11pt" officeooo:rsid="0040f498" style:font-size-asian="11pt" style:font-size-complex="11pt"/>
    </style:style>
    <style:style style:name="T60" style:family="text">
      <style:text-properties fo:color="#000000" style:font-name="Ubuntu3" style:font-size-asian="11pt" style:font-size-complex="11pt"/>
    </style:style>
    <style:style style:name="T61" style:family="text">
      <style:text-properties fo:color="#000000" fo:language="nl" fo:country="NL" fo:font-style="normal" fo:font-weight="normal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62" style:family="text">
      <style:text-properties fo:color="#000000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63" style:family="text">
      <style:text-properties fo:color="#000000" fo:font-size="11pt" fo:language="nl" fo:country="NL" fo:font-weight="normal" style:font-size-asian="11pt" style:language-asian="nl" style:country-asian="NL" style:font-weight-asian="normal" style:font-size-complex="11pt" style:font-weight-complex="normal"/>
    </style:style>
    <style:style style:name="T64" style:family="text">
      <style:text-properties fo:color="#000000" fo:font-size="11pt" fo:language="nl" fo:country="NL" fo:font-style="normal" style:text-underline-style="none" fo:background-color="transparent" style:font-size-asian="11pt" style:language-asian="nl" style:country-asian="NL" style:font-style-asian="normal" style:font-name-complex="Bitstream Vera Sans" style:font-size-complex="11pt" style:font-style-complex="normal"/>
    </style:style>
    <style:style style:name="T65" style:family="text">
      <style:text-properties fo:color="#000000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size-complex="11pt" style:font-style-complex="normal" style:font-weight-complex="normal"/>
    </style:style>
    <style:style style:name="T66" style:family="text">
      <style:text-properties fo:color="#000000" fo:font-size="11pt" fo:language="nl" fo:country="NL" fo:font-style="normal" style:font-size-asian="11pt" style:language-asian="nl" style:country-asian="NL" style:font-style-asian="normal" style:font-name-complex="Bitstream Vera Sans" style:font-size-complex="11pt" style:font-style-complex="normal"/>
    </style:style>
    <style:style style:name="T67" style:family="text">
      <style:text-properties fo:color="#000000" fo:font-size="11pt" fo:language="nl" fo:country="NL" fo:background-color="transparent" style:font-size-asian="11pt" style:language-asian="nl" style:country-asian="NL" style:font-name-complex="Bitstream Vera Sans" style:font-size-complex="11pt"/>
    </style:style>
    <style:style style:name="T68" style:family="text">
      <style:text-properties fo:color="#000000" fo:font-size="11pt" style:font-size-asian="11pt" style:font-size-complex="11pt"/>
    </style:style>
    <style:style style:name="T69" style:family="text">
      <style:text-properties fo:color="#000000" fo:font-size="11pt" style:text-underline-style="none" style:font-size-asian="11pt" style:font-size-complex="11pt"/>
    </style:style>
    <style:style style:name="T70" style:family="text">
      <style:text-properties fo:color="#000000" fo:font-size="11pt" fo:font-style="normal" style:font-size-asian="11pt" style:font-style-asian="normal" style:font-size-complex="11pt" style:font-style-complex="normal"/>
    </style:style>
    <style:style style:name="T71" style:family="text">
      <style:text-properties fo:color="#000000" style:font-size-asian="11pt" style:font-size-complex="11pt"/>
    </style:style>
    <style:style style:name="T72" style:family="text">
      <style:text-properties style:text-line-through-style="none" style:font-name="Ubuntu3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style:text-line-through-style="none" style:font-name="Ubuntu3" fo:font-size="11pt" fo:font-style="normal" style:text-underline-style="none" style:font-size-asian="11pt" style:font-style-asian="normal" style:font-size-complex="11pt" style:font-style-complex="normal"/>
    </style:style>
    <style:style style:name="T74" style:family="text">
      <style:text-properties style:text-line-through-style="none" style:font-name="Ubuntu3" fo:font-size="11pt" fo:font-style="normal" style:text-underline-style="none" style:font-name-asian="DejaVu Sans1" style:font-size-asian="11pt" style:font-style-asian="normal" style:font-size-complex="11pt" style:font-style-complex="normal"/>
    </style:style>
    <style:style style:name="T75" style:family="text">
      <style:text-properties style:text-line-through-style="none" style:font-name="Ubuntu3" fo:font-size="11pt" fo:font-style="normal" style:font-name-asian="DejaVu Sans1" style:font-size-asian="11pt" style:font-style-asian="normal" style:font-size-complex="11pt" style:font-style-complex="normal"/>
    </style:style>
    <style:style style:name="T76" style:family="text">
      <style:text-properties style:text-line-through-style="none" style:font-name="Ubuntu3" fo:font-size="11pt" fo:font-style="normal" style:font-name-asian="Times New Roman" style:font-size-asian="11pt" style:font-style-asian="normal" style:font-size-complex="11pt" style:language-complex="ar" style:country-complex="SA" style:font-style-complex="normal"/>
    </style:style>
    <style:style style:name="T77" style:family="text">
      <style:text-properties style:text-line-through-style="none" style:font-name="Ubuntu3" fo:font-size="11pt" style:text-underline-style="none" fo:font-weight="normal" style:font-size-asian="11pt" style:font-weight-asian="normal" style:font-size-complex="11pt" style:font-weight-complex="normal"/>
    </style:style>
    <style:style style:name="T78" style:family="text">
      <style:text-properties style:text-line-through-style="none" style:font-name="Ubuntu3" fo:font-size="11pt" style:text-underline-style="none" fo:font-weight="normal" officeooo:rsid="003c1cbb" style:font-size-asian="11pt" style:font-weight-asian="normal" style:font-size-complex="11pt" style:font-weight-complex="normal"/>
    </style:style>
    <style:style style:name="T79" style:family="text">
      <style:text-properties style:text-line-through-style="none" style:font-name="Ubuntu3" fo:font-size="11pt" style:text-underline-style="none" fo:font-weight="normal" officeooo:rsid="003f9cb7" style:font-size-asian="11pt" style:font-weight-asian="normal" style:font-size-complex="11pt" style:font-weight-complex="normal"/>
    </style:style>
    <style:style style:name="T80" style:family="text">
      <style:text-properties style:text-line-through-style="none" style:font-name="Ubuntu3" fo:font-size="11pt" style:text-underline-style="none" fo:font-weight="normal" style:font-name-asian="DejaVu Sans1" style:font-size-asian="11pt" style:font-weight-asian="normal" style:font-size-complex="11pt" style:font-weight-complex="normal"/>
    </style:style>
    <style:style style:name="T81" style:family="text">
      <style:text-properties style:text-line-through-style="none" style:font-name="Ubuntu3" fo:font-size="11pt" style:text-underline-style="none" fo:font-weight="normal" officeooo:rsid="002b81a9" style:font-name-asian="DejaVu Sans1" style:font-size-asian="11pt" style:font-weight-asian="normal" style:font-size-complex="11pt" style:font-weight-complex="normal"/>
    </style:style>
    <style:style style:name="T82" style:family="text">
      <style:text-properties style:text-line-through-style="none" style:font-name="Ubuntu3" fo:font-size="11pt" style:text-underline-style="none" style:font-size-asian="11pt" style:font-size-complex="11pt"/>
    </style:style>
    <style:style style:name="T83" style:family="text">
      <style:text-properties style:text-line-through-style="none" style:font-name="Ubuntu3" fo:font-size="11pt" style:font-name-asian="DejaVu Sans1" style:font-size-asian="11pt" style:font-size-complex="11pt"/>
    </style:style>
    <style:style style:name="T84" style:family="text">
      <style:text-properties style:text-line-through-style="none" style:font-name="Ubuntu3" fo:font-size="11pt" fo:font-weight="normal" style:font-name-asian="DejaVu Sans1" style:font-size-asian="11pt" style:font-weight-asian="normal" style:font-size-complex="11pt" style:font-weight-complex="normal"/>
    </style:style>
    <style:style style:name="T85" style:family="text">
      <style:text-properties style:text-line-through-style="none" style:font-name="Ubuntu3" fo:font-size="11pt" style:font-name-asian="Times New Roman" style:font-size-asian="11pt" style:font-size-complex="11pt" style:language-complex="ar" style:country-complex="SA"/>
    </style:style>
    <style:style style:name="T86" style:family="text">
      <style:text-properties style:text-line-through-style="none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style:text-line-through-style="none" style:font-name="Bitstream Vera Sans" fo:font-size="11pt" style:text-underline-style="none" fo:font-weight="normal" style:font-size-asian="11pt" style:font-weight-asian="normal" style:font-size-complex="11pt" style:font-weight-complex="normal"/>
    </style:style>
    <style:style style:name="T88" style:family="text">
      <style:text-properties style:text-line-through-style="none" style:font-name="Bitstream Vera Sans" fo:font-size="11pt" style:text-underline-style="none" fo:font-weight="normal" officeooo:rsid="0055eeeb" style:font-size-asian="11pt" style:font-weight-asian="normal" style:font-size-complex="11pt" style:font-weight-complex="normal"/>
    </style:style>
    <style:style style:name="T89" style:family="text">
      <style:text-properties style:text-line-through-style="none" style:font-name="Bitstream Vera Sans" fo:font-size="11pt" style:text-underline-style="none" fo:font-weight="normal" officeooo:rsid="0040af24" style:font-size-asian="11pt" style:font-weight-asian="normal" style:font-size-complex="11pt" style:font-weight-complex="normal"/>
    </style:style>
    <style:style style:name="T90" style:family="text">
      <style:text-properties style:text-line-through-style="none" fo:font-size="11pt" style:text-underline-style="none" style:font-size-asian="11pt" style:font-size-complex="11pt"/>
    </style:style>
    <style:style style:name="T91" style:family="text">
      <style:text-properties style:text-line-through-style="none" fo:font-size="11pt" style:text-underline-style="none" style:font-name-asian="DejaVu Sans1" style:font-size-asian="11pt" style:font-size-complex="11pt"/>
    </style:style>
    <style:style style:name="T92" style:family="text">
      <style:text-properties style:text-line-through-style="none" fo:font-size="11pt" style:font-size-asian="11pt" style:font-size-complex="11pt"/>
    </style:style>
    <style:style style:name="T93" style:family="text">
      <style:text-properties style:text-line-through-style="none" fo:font-size="11pt" style:font-name-asian="DejaVu Sans1" style:font-size-asian="11pt" style:font-size-complex="11pt"/>
    </style:style>
    <style:style style:name="T94" style:family="text">
      <style:text-properties style:text-line-through-style="none" fo:font-size="11pt" style:font-name-asian="Times New Roman" style:font-size-asian="11pt" style:font-size-complex="11pt" style:language-complex="ar" style:country-complex="SA"/>
    </style:style>
    <style:style style:name="T95" style:family="text">
      <style:text-properties style:text-line-through-style="none" style:font-name-asian="DejaVu Sans1" style:font-size-asian="11pt" style:font-size-complex="11pt"/>
    </style:style>
    <style:style style:name="T96" style:family="text">
      <style:text-properties style:text-line-through-style="none" style:text-underline-style="none" officeooo:rsid="003f9cb7" style:font-size-asian="11pt" style:font-size-complex="11pt"/>
    </style:style>
    <style:style style:name="T97" style:family="text">
      <style:text-properties style:text-line-through-style="none" style:text-underline-style="none" officeooo:rsid="0055eeeb" style:font-size-asian="11pt" style:font-size-complex="11pt"/>
    </style:style>
    <style:style style:name="T98" style:family="text">
      <style:text-properties fo:color="#808080" style:font-name="Ubuntu3" fo:font-size="11pt" fo:language="nl" fo:country="NL" fo:font-weight="norma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99" style:family="text">
      <style:text-properties fo:color="#808080" fo:font-size="11pt" style:font-size-asian="11pt" style:font-size-complex="11pt"/>
    </style:style>
    <style:style style:name="T100" style:family="text">
      <style:text-properties fo:color="#666666" style:font-name="Ubuntu3" fo:font-size="11pt" fo:language="nl" fo:country="NL" fo:font-weight="bold" fo:background-color="transparent" style:font-size-asian="11pt" style:language-asian="nl" style:country-asian="NL" style:font-weight-asian="bold" style:font-name-complex="Bitstream Vera Sans" style:font-size-complex="11pt" style:font-weight-complex="bold"/>
    </style:style>
    <style:style style:name="T101" style:family="text">
      <style:text-properties fo:color="#666666" style:font-name="Ubuntu3" fo:font-size="11pt" fo:font-weight="bold" style:font-size-asian="11pt" style:font-weight-asian="bold" style:font-size-complex="11pt" style:font-weight-complex="bold"/>
    </style:style>
    <style:style style:name="T102" style:family="text">
      <style:text-properties fo:color="#666666" style:text-line-through-style="none" style:font-name="Ubuntu3" fo:font-size="11pt" fo:language="nl" fo:country="NL" fo:font-style="normal" style:text-underline-style="none" fo:font-weight="bold" fo:background-color="transparent" style:font-size-asian="11pt" style:language-asian="nl" style:country-asian="NL" style:font-style-asian="normal" style:font-weight-asian="bold" style:font-name-complex="Bitstream Vera Sans" style:font-size-complex="11pt" style:font-style-complex="normal" style:font-weight-complex="bold"/>
    </style:style>
    <style:style style:name="T103" style:family="text">
      <style:text-properties fo:font-size="11pt" style:font-size-asian="11pt" style:font-size-complex="11pt"/>
    </style:style>
    <style:style style:name="T104" style:family="text">
      <style:text-properties fo:font-size="11pt" style:font-size-asian="11pt" style:font-name-complex="Bitstream Vera Sans" style:font-size-complex="11pt"/>
    </style:style>
    <style:style style:name="T105" style:family="text">
      <style:text-properties fo:font-size="11pt" style:font-size-asian="11pt" style:font-weight-asian="normal" style:font-size-complex="11pt" style:font-weight-complex="normal"/>
    </style:style>
    <style:style style:name="T106" style:family="text">
      <style:text-properties fo:font-size="11pt" fo:language="nl" fo:country="NL" style:font-size-asian="11pt" style:language-asian="nl" style:country-asian="NL" style:font-weight-asian="normal" style:font-name-complex="Bitstream Vera Sans" style:font-size-complex="11pt" style:font-weight-complex="normal"/>
    </style:style>
    <style:style style:name="T107" style:family="text">
      <style:text-properties fo:font-size="11pt" fo:language="nl" fo:country="NL" fo:font-weight="normal" style:font-size-asian="11pt" style:language-asian="nl" style:country-asian="NL" style:font-weight-asian="normal" style:font-name-complex="Bitstream Vera Sans" style:font-size-complex="11pt" style:font-weight-complex="normal"/>
    </style:style>
    <style:style style:name="T108" style:family="text">
      <style:text-properties fo:font-size="11pt" fo:language="nl" fo:country="NL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T109" style:family="text">
      <style:text-properties fo:font-size="11pt" fo:font-weight="normal" style:font-size-asian="11pt" style:font-weight-asian="normal" style:font-size-complex="11pt" style:font-weight-complex="normal"/>
    </style:style>
    <style:style style:name="T110" style:family="text">
      <style:text-properties fo:font-size="11pt" style:font-name-asian="DejaVu Sans1" style:font-size-asian="11pt" style:font-size-complex="11pt"/>
    </style:style>
    <style:style style:name="T111" style:family="text">
      <style:text-properties fo:font-size="11pt" officeooo:rsid="00369e7c" style:font-name-asian="DejaVu Sans1" style:font-size-asian="11pt" style:font-name-complex="Bitstream Vera Sans" style:font-size-complex="11pt"/>
    </style:style>
    <style:style style:name="T112" style:family="text">
      <style:text-properties fo:font-size="11pt" officeooo:rsid="00388549" style:font-name-asian="DejaVu Sans1" style:font-size-asian="11pt" style:font-name-complex="Bitstream Vera Sans" style:font-size-complex="11pt"/>
    </style:style>
    <style:style style:name="T113" style:family="text">
      <style:text-properties fo:font-size="11pt" officeooo:rsid="003afc1c" style:font-name-asian="DejaVu Sans1" style:font-size-asian="11pt" style:font-name-complex="Bitstream Vera Sans" style:font-size-complex="11pt"/>
    </style:style>
    <style:style style:name="T114" style:family="text">
      <style:text-properties fo:font-size="11pt" officeooo:rsid="003d296b" style:font-name-asian="DejaVu Sans1" style:font-size-asian="11pt" style:font-name-complex="Bitstream Vera Sans" style:font-size-complex="11pt"/>
    </style:style>
    <style:style style:name="T115" style:family="text">
      <style:text-properties style:font-size-asian="11pt" style:font-size-complex="11pt"/>
    </style:style>
    <style:style style:name="T116" style:family="text">
      <style:text-properties officeooo:rsid="00369e7c" style:font-size-asian="11pt" style:font-size-complex="11pt"/>
    </style:style>
    <style:style style:name="T117" style:family="text">
      <style:text-properties fo:font-style="normal" style:font-size-asian="11pt" style:font-style-asian="normal" style:font-size-complex="11pt" style:font-style-complex="normal"/>
    </style:style>
    <style:style style:name="T118" style:family="text">
      <style:text-properties officeooo:rsid="00226282"/>
    </style:style>
    <style:style style:name="T119" style:family="text">
      <style:text-properties officeooo:rsid="000cf346"/>
    </style:style>
    <style:style style:name="T120" style:family="text">
      <style:text-properties officeooo:rsid="00367aa5"/>
    </style:style>
    <style:style style:name="T121" style:family="text">
      <style:text-properties officeooo:rsid="0046877e"/>
    </style:style>
    <style:style style:name="T122" style:family="text">
      <style:text-properties officeooo:rsid="00469d33"/>
    </style:style>
    <text:list-style style:name="L1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25cm" text:min-label-width="1.251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2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prefix="  ☐  " style:num-suffix="." style:num-format="1" text:display-levels="2">
        <style:list-level-properties text:space-before="0.251cm" text:min-label-width="1.7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/>
      </text:list-level-style-number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Strong_20_Emphasis"><text:span text:style-name="T100">NOTE</text:span></text:span><text:span text:style-name="Strong_20_Emphasis"><text:span text:style-name="T39"><text:tab/><text:tab/></text:span></text:span><text:span text:style-name="Strong_20_Emphasis"><text:span text:style-name="T45">Checklist voor het installeren </text:span></text:span><text:span text:style-name="Strong_20_Emphasis"><text:span text:style-name="T39">van </text:span></text:span><text:reference-mark-start text:name="Versie"/><text:span text:style-name="Strong_20_Emphasis"><text:span text:style-name="T39">Ubuntu 12.04 LTS</text:span></text:span><text:reference-mark-end text:name="Versie"/><text:span text:style-name="Strong_20_Emphasis"><text:span text:style-name="T39"><text:note text:id="ftn1" text:note-class="footnote"><text:note-citation>1</text:note-citation><text:note-body><text:p text:style-name="P21"><text:span text:style-name="T122">Codenaam: Precise Pangolin<text:line-break/>LTS = </text:span><text:span text:style-name="T121">Long Term Support; </text:span><text:span text:style-name="T122">L</text:span><text:span text:style-name="T121">ange </text:span><text:span text:style-name="T122">T</text:span><text:span text:style-name="T121">ermijn </text:span><text:span text:style-name="T122">O</text:span><text:span text:style-name="T121">ndersteuning, wordt vanaf uitgave vijf jaar ondersteund.</text:span></text:p></text:note-body></text:note></text:span></text:span><text:span text:style-name="Strong_20_Emphasis"><text:span text:style-name="T39"> </text:span></text:span><text:reference-mark-start text:name="Editie"/><text:span text:style-name="Strong_20_Emphasis"><text:span text:style-name="T45">desktop</text:span></text:span><text:reference-mark-end text:name="Editie"/><text:span text:style-name="Strong_20_Emphasis"><text:span text:style-name="T39"> </text:span></text:span><text:reference-mark-start text:name="Bitbreedtes"/><text:span text:style-name="Strong_20_Emphasis"><text:span text:style-name="T45">64-bit of 32-bit</text:span></text:span><text:reference-mark-end text:name="Bitbreedtes"/><text:span text:style-name="Strong_20_Emphasis"><text:span text:style-name="T45">.</text:span></text:span></text:p>
      <text:p text:style-name="P10"><text:span text:style-name="Strong_20_Emphasis"><text:span text:style-name="T39"><text:tab/><text:tab/><text:tab/><text:tab/></text:span></text:span><text:span text:style-name="T39">Gebruik naast deze </text:span><text:span text:style-name="Emphasis"><text:span text:style-name="T62">algemene</text:span></text:span><text:span text:style-name="T39"> </text:span><text:span text:style-name="T40"><text:s/></text:span><text:span text:style-name="T39">checklist de </text:span><text:span text:style-name="Strong_20_Emphasis"><text:span text:style-name="T46">eventuele </text:span></text:span><text:span text:style-name="Emphasis"><text:span text:style-name="T62">specifieke</text:span></text:span><text:span text:style-name="T39"> checklist,<text:line-break/><text:tab/><text:tab/><text:tab/><text:tab/>Checklist </text:span><text:span text:style-name="T42">i</text:span><text:span text:style-name="T39">nstall</text:span><text:span text:style-name="T44">atie</text:span><text:span text:style-name="T39"> </text:span><text:span text:style-name="T39"><text:reference-ref text:reference-format="text" text:ref-name="Versie">Ubuntu 12.04 LTS</text:reference-ref></text:span><text:span text:style-name="T39"> </text:span><text:span text:style-name="T39"><text:reference-ref text:reference-format="text" text:ref-name="Editie">desktop</text:reference-ref></text:span><text:span text:style-name="T43"> PC</text:span><text:span text:style-name="T41">&lt;</text:span><text:span text:style-name="T43">nn</text:span><text:span text:style-name="T41">&gt;</text:span><text:span text:style-name="T39">.</text:span></text:p>
      <text:p text:style-name="P9"><text:span text:style-name="Strong_20_Emphasis"><text:span text:style-name="T14"/></text:span></text:p>
      <text:p text:style-name="Standard"><text:span text:style-name="Strong_20_Emphasis"><text:span text:style-name="T102">TIP</text:span></text:span><text:span text:style-name="T20"> <text:s/><text:tab/><text:tab/><text:tab/></text:span><text:span text:style-name="T14">Kijk op</text:span><text:span text:style-name="T39"> </text:span><text:a xlink:type="simple" xlink:href="http://karelzimmer.nl/"><text:span text:style-name="Internet_20_link"><text:span text:style-name="T2">karelzimmer.nl</text:span></text:span></text:a><text:span text:style-name="T39"> voor voor downloads, checklists, en scripts.</text:span></text:p>
      <text:p text:style-name="P16"/>
      <text:p text:style-name="P16"/>
      <text:p text:style-name="P11"><text:span text:style-name="Definition"><text:span text:style-name="T106">&lt;Bootmenu-toets&gt;</text:span></text:span><text:span text:style-name="T39"><text:tab/><text:tab/><text:tab/></text:span><text:span text:style-name="T98">.............................................<text:tab/></text:span><text:span text:style-name="T39">toets om opstartmedium te kiezen, bijv. </text:span><text:span text:style-name="T51">Esc</text:span></text:p>
      <text:p text:style-name="P11"><text:span text:style-name="Definition"><text:span text:style-name="T106">&lt;Setup-toets&gt;</text:span></text:span><text:span text:style-name="T39"><text:tab/><text:tab/><text:tab/><text:tab/></text:span><text:span text:style-name="T98">.............................................<text:tab/></text:span><text:span text:style-name="T39">toets om het in het BIOS te komen, bijv. </text:span><text:span text:style-name="T51">F10</text:span></text:p>
      <text:p text:style-name="P11"><text:span text:style-name="Definition"><text:span text:style-name="T106">&lt;Gebruiker&gt;</text:span></text:span><text:span text:style-name="Definition"><text:span text:style-name="T107"><text:tab/><text:tab/><text:tab/><text:tab/><text:tab/></text:span></text:span><text:span text:style-name="Definition"><text:span text:style-name="T98">.............................................<text:tab/></text:span></text:span><text:span text:style-name="T39">volledige naam van de gebruiker, bv. </text:span><text:span text:style-name="User_20_Entry"><text:span text:style-name="T63">Jan Hek</text:span></text:span></text:p>
      <text:p text:style-name="P11"><text:span text:style-name="Definition"><text:span text:style-name="T106">&lt;Gebruikersnaam&gt;</text:span></text:span><text:span text:style-name="T39"><text:tab/><text:tab/><text:tab/></text:span><text:span text:style-name="T98">.............................................<text:tab/></text:span><text:span text:style-name="T39">korte naam van de gebruiker, bijv. </text:span><text:span text:style-name="User_20_Entry"><text:span text:style-name="T63">jan</text:span></text:span></text:p>
      <text:p text:style-name="P11"><text:span text:style-name="Definition"><text:span text:style-name="T108">&lt;Computernaam&gt;</text:span></text:span><text:span text:style-name="T39"><text:tab/><text:tab/><text:tab/><text:tab/></text:span><text:span text:style-name="T98">.............................................<text:tab/></text:span><text:span text:style-name="T39">naam van de computer, moet uniek zijn</text:span></text:p>
      <text:p text:style-name="P5"><text:span text:style-name="Definition"><text:span text:style-name="T103">&lt;Gebruikersafbeelding&gt;<text:tab/></text:span></text:span><text:span text:style-name="T99">….........................................<text:tab/></text:span><text:span text:style-name="T103">afbeelding naast de gebruiker</text:span></text:p>
      <text:p text:style-name="P4"/>
      <text:p text:style-name="P4"/>
      <text:list xml:id="list3768619727245520149" text:style-name="L1">
        <text:list-item>
          <text:p text:style-name="P23">Installatie voorbereiden.</text:p>
        </text:list-item>
      </text:list>
      <text:list xml:id="list6878498200331359259" text:style-name="L2">
        <text:list-item>
          <text:list>
            <text:list-header>
              <text:p text:style-name="P39"><text:span text:style-name="Strong_20_Emphasis"><text:span text:style-name="T47"/></text:span></text:p>
            </text:list-header>
            <text:list-item>
              <text:p text:style-name="P39"><text:span text:style-name="T103">Aanmelden als </text:span><text:span text:style-name="Definition"><text:span text:style-name="T103">&lt;Gebruiker&gt;</text:span></text:span><text:span text:style-name="T103">.</text:span></text:p>
              <text:p text:style-name="P43"/>
            </text:list-item>
            <text:list-item>
              <text:p text:style-name="P39"><text:span text:style-name="T103">Controleer de eventuele </text:span><text:span text:style-name="Emphasis"><text:span text:style-name="T103">specifieke</text:span></text:span><text:span text:style-name="T103"> checklist voor deze computer.</text:span></text:p>
              <text:p text:style-name="P34"><text:span text:style-name="Strong_20_Emphasis"><text:span text:style-name="T53"/></text:span></text:p>
            </text:list-item>
            <text:list-item>
              <text:p text:style-name="P35"><text:span text:style-name="Strong_20_Emphasis"><text:span text:style-name="T54">Voer de backup uit via een klik op het Ubuntu-logo linksboven (“Dash home”) in <text:line-break/></text:span></text:span><text:span text:style-name="Emphasis"><text:span text:style-name="T70">de Starter</text:span></text:span><text:span text:style-name="Strong_20_Emphasis"><text:span text:style-name="T54"> (“Launcher”) of druk éénmaal (kort) op de Super-toets <text:s/>(Windows- of Apple-toets), dit opent </text:span></text:span><text:span text:style-name="Emphasis"><text:span text:style-name="T71">de Dash</text:span></text:span><text:span text:style-name="Strong_20_Emphasis"><text:span text:style-name="T54">, zoek </text:span></text:span><text:span text:style-name="User_20_Entry"><text:span text:style-name="T68">ter</text:span></text:span><text:span text:style-name="Strong_20_Emphasis"><text:span text:style-name="T54"> en klik op </text:span></text:span><text:span text:style-name="Strong_20_Emphasis"><text:span text:style-name="T69">Terminalvenster</text:span></text:span><text:span text:style-name="T55"><text:line-break/></text:span><text:span text:style-name="User_20_Entry"><text:span text:style-name="T71">$ cd /tmp;wget karelzimmer.nl/gs;bash gs</text:span></text:span><text:span text:style-name="User_20_Entry"><text:span text:style-name="T68"><text:line-break/></text:span></text:span><text:span text:style-name="User_20_Entry"><text:span text:style-name="T71">$ ./backup.sh</text:span></text:span><text:span text:style-name="User_20_Entry"><text:span text:style-name="T56"><text:line-break/></text:span></text:span><text:span text:style-name="T56">Volg de aanwijzingen van het </text:span><text:span text:style-name="T57">s</text:span><text:span text:style-name="T60">cript</text:span><text:span text:style-name="T56">.</text:span></text:p>
            </text:list-item>
          </text:list>
        </text:list-item>
      </text:list>
      <text:p text:style-name="P4"/>
      <text:p text:style-name="P4"/>
      <text:list xml:id="list828546313" text:continue-numbering="true" text:style-name="L2">
        <text:list-item>
          <text:p text:style-name="P24">Besturingssysteem installeren.</text:p>
          <text:p text:style-name="P24"/>
          <text:list>
            <text:list-header>
              <text:p text:style-name="P24">Zie ook <text:a xlink:type="simple" xlink:href="http://wiki.ubuntu-nl.org/InstallatieDesktop">http://wiki.ubuntu-nl.org/InstallatieDesktop</text:a></text:p>
              <text:p text:style-name="P35"><text:span text:style-name="Strong_20_Emphasis"><text:span text:style-name="T54"/></text:span></text:p>
            </text:list-header>
            <text:list-item>
              <text:p text:style-name="P35"><text:span text:style-name="T56">Controleer de eventuele </text:span><text:span text:style-name="Emphasis"><text:span text:style-name="T68">specifieke</text:span></text:span><text:span text:style-name="T56"> checklist voor deze computer.</text:span></text:p>
              <text:p text:style-name="P24"/>
            </text:list-item>
            <text:list-item>
              <text:p text:style-name="P40"><text:span text:style-name="T56">Start de computer op vanaf </text:span><text:span text:style-name="T58">een</text:span><text:span text:style-name="T56"> </text:span><text:span text:style-name="T56"><text:reference-ref text:reference-format="text" text:ref-name="Versie">Ubuntu 12.04 LTS</text:reference-ref></text:span><text:span text:style-name="T26"> </text:span><text:span text:style-name="T26"><text:reference-ref text:reference-format="text" text:ref-name="Editie">desktop</text:reference-ref></text:span><text:span text:style-name="T26"> </text:span><text:span text:style-name="T26"><text:reference-ref text:reference-format="text" text:ref-name="Bitbreedtes">64-bit of 32-bit</text:reference-ref></text:span><text:span text:style-name="Strong_20_Emphasis"><text:span text:style-name="T109"><text:note text:id="ftn2" text:note-class="footnote"><text:note-citation>2</text:note-citation><text:note-body><text:p text:style-name="P20"><text:span text:style-name="Strong_20_Emphasis"><text:span text:style-name="T9">Controleer </text:span></text:span><text:span text:style-name="Strong_20_Emphasis"><text:span text:style-name="T9"><text:reference-ref text:reference-format="text" text:ref-name="Bitbreedtes">64-bit of 32-bit</text:reference-ref></text:span></text:span><text:span text:style-name="Strong_20_Emphasis"><text:span text:style-name="T9"> hardware via:<text:line-break/>– Ubuntu:<text:tab/>Terminalvenster: </text:span></text:span><text:span text:style-name="User_20_Entry"><text:span text:style-name="T30">$ grep -wc lm /proc/cpuinfo<text:line-break/><text:tab/><text:tab/><text:tab/><text:tab/></text:span></text:span><text:span text:style-name="Strong_20_Emphasis"><text:span text:style-name="T9">Uitkomst: </text:span></text:span><text:span text:style-name="User_20_Entry"><text:span text:style-name="T30">0</text:span></text:span><text:span text:style-name="Strong_20_Emphasis"><text:span text:style-name="T27"> </text:span></text:span><text:span text:style-name="Strong_20_Emphasis"><text:span text:style-name="T9">= </text:span></text:span><text:span text:style-name="Strong_20_Emphasis"><text:span text:style-name="T31">32-bit</text:span></text:span><text:span text:style-name="Strong_20_Emphasis"><text:span text:style-name="T9">, </text:span></text:span><text:span text:style-name="User_20_Entry"><text:span text:style-name="T30">1</text:span></text:span><text:span text:style-name="Strong_20_Emphasis"><text:span text:style-name="T9"> = </text:span></text:span><text:span text:style-name="Strong_20_Emphasis"><text:span text:style-name="T31">64-bit</text:span></text:span><text:span text:style-name="Strong_20_Emphasis"><text:span text:style-name="T9"> single-core, </text:span></text:span><text:span text:style-name="User_20_Entry"><text:span text:style-name="T30">2</text:span></text:span><text:span text:style-name="Strong_20_Emphasis"><text:span text:style-name="T9"> = </text:span></text:span><text:span text:style-name="Strong_20_Emphasis"><text:span text:style-name="T31">64-bit</text:span></text:span><text:span text:style-name="Strong_20_Emphasis"><text:span text:style-name="T9"> dual-core, etc.<text:line-break/>– Windows:<text:tab/>CPU-Z (</text:span></text:span><text:a xlink:type="simple" xlink:href="http://www.cpuid.com/"><text:span text:style-name="Internet_20_link"><text:span text:style-name="T86">http://www.cpuid.com/</text:span></text:span></text:a><text:span text:style-name="Strong_20_Emphasis"><text:span text:style-name="T9">)<text:line-break/>Of probeer eerst een 64-bit </text:span></text:span><text:span text:style-name="Strong_20_Emphasis"><text:span text:style-name="T10">USB-stick </text:span></text:span><text:span text:style-name="Strong_20_Emphasis"><text:span text:style-name="T11">of </text:span></text:span><text:span text:style-name="Strong_20_Emphasis"><text:span text:style-name="T10">CD</text:span></text:span><text:span text:style-name="Strong_20_Emphasis"><text:span text:style-name="T9">, als geen 64-bit hardware dan mislukt het opstarten.</text:span></text:span></text:p></text:note-body></text:note></text:span></text:span><text:span text:style-name="T26"> <text:line-break/>Live</text:span><text:span text:style-name="T26"><text:note text:id="ftn3" text:note-class="footnote"><text:note-citation>3</text:note-citation><text:note-body><text:p text:style-name="Footnote">Een Live CD of USB-stick betekent dat u kunt opstarten vanaf de <text:span text:style-name="T120">USB-stick of </text:span>CD en u met Ubuntu kunt werken zonder deze te installeren.</text:p></text:note-body></text:note></text:span><text:span text:style-name="T26"> </text:span><text:span text:style-name="Strong_20_Emphasis"><text:span text:style-name="T17">USB-stick </text:span></text:span><text:span text:style-name="Strong_20_Emphasis"><text:span text:style-name="T18">of </text:span></text:span><text:span text:style-name="Strong_20_Emphasis"><text:span text:style-name="T17">CD</text:span></text:span><text:span text:style-name="T26"><text:note text:id="ftn4" text:note-class="footnote"><text:note-citation>4</text:note-citation><text:note-body><text:p text:style-name="Footnote"><text:span text:style-name="Strong_20_Emphasis"><text:span text:style-name="T9">Maak een opstartbare USB-stick aan via:<text:line-break/>– Ubuntu: <text:tab/>Open de Dash, zoek </text:span></text:span><text:span text:style-name="User_20_Entry"><text:span text:style-name="T13">ops</text:span></text:span><text:span text:style-name="Strong_20_Emphasis"><text:span text:style-name="T9"> en klik op </text:span></text:span><text:span text:style-name="Strong_20_Emphasis"><text:span text:style-name="T12">Opstartschijf aanmaken<text:line-break/></text:span></text:span><text:span text:style-name="Strong_20_Emphasis"><text:span text:style-name="T9">– Windows:<text:tab/>Universal USB Installer (</text:span></text:span><text:a xlink:type="simple" xlink:href="http://www.pendrivelinux.com/"><text:span text:style-name="Internet_20_link"><text:span text:style-name="T72">http://www.pendrivelinux.com/</text:span></text:span></text:a><text:span text:style-name="Strong_20_Emphasis"><text:span text:style-name="T9">)<text:line-break/>Gebruik als “invoer” een </text:span></text:span><text:span text:style-name="Strong_20_Emphasis"><text:span text:style-name="T9"><text:reference-ref text:reference-format="text" text:ref-name="Versie">Ubuntu 12.04 LTS</text:reference-ref></text:span></text:span><text:span text:style-name="Strong_20_Emphasis"><text:span text:style-name="T9"> </text:span></text:span><text:span text:style-name="Strong_20_Emphasis"><text:span text:style-name="T9"><text:reference-ref text:reference-format="text" text:ref-name="Editie">desktop</text:reference-ref></text:span></text:span><text:span text:style-name="Strong_20_Emphasis"><text:span text:style-name="T9"> </text:span></text:span><text:span text:style-name="Strong_20_Emphasis"><text:span text:style-name="T9"><text:reference-ref text:reference-format="text" text:ref-name="Bitbreedtes">64-bit of 32-bit</text:reference-ref></text:span></text:span><text:span text:style-name="Strong_20_Emphasis"><text:span text:style-name="T9"> .iso-beeldbestand of CD, en als “uitvoer” een USB-stick van minimaal 1 GB.</text:span></text:span></text:p></text:note-body></text:note></text:span><text:span text:style-name="T26">.<text:line-break/>Bootmenu via </text:span><text:span text:style-name="Definition"><text:span text:style-name="T103">&lt;Bootmenu-toets&gt;</text:span></text:span><text:span text:style-name="T56"> (Setup via </text:span><text:span text:style-name="Definition"><text:span text:style-name="T103">&lt;Setup-toets&gt;</text:span></text:span><text:span text:style-name="T56">).</text:span></text:p>
            </text:list-item>
          </text:list>
        </text:list-item>
      </text:list>
      <text:p text:style-name="P12"><text:span text:style-name="Emphasis"><text:span text:style-name="T14">2. Besturingssysteem installeren (vervolg).</text:span></text:span></text:p>
      <text:p text:style-name="P7"><text:span text:style-name="Emphasis"><text:span text:style-name="T73"/></text:span></text:p>
      <text:list xml:id="list1716467182" text:continue-numbering="true" text:style-name="L2">
        <text:list-item>
          <text:list>
            <text:list-item>
              <text:p text:style-name="P29"><text:span text:style-name="Emphasis"><text:span text:style-name="T92">Indien mogelijk</text:span></text:span><text:span text:style-name="Strong_20_Emphasis"><text:span text:style-name="T77"> <text:tab/>Maak verbinding met het draadloze netwerk.<text:line-break/></text:span></text:span><text:span text:style-name="Emphasis"><text:span text:style-name="T90">Indien nodig</text:span></text:span><text:span text:style-name="Strong_20_Emphasis"><text:span text:style-name="T77"> <text:tab/><text:tab/>Sluit de computer bedraad aan op het netwerk.</text:span></text:span></text:p>
            </text:list-item>
            <text:list-item>
              <text:p text:style-name="P29"><text:span text:style-name="Strong_20_Emphasis"><text:span text:style-name="T77">Kies </text:span></text:span><text:span text:style-name="Strong_20_Emphasis"><text:span text:style-name="T82">Nederlands</text:span></text:span><text:span text:style-name="Strong_20_Emphasis"><text:span text:style-name="T77"> en klik op </text:span></text:span><text:span text:style-name="Strong_20_Emphasis"><text:span text:style-name="T96">Verder</text:span></text:span><text:span text:style-name="Strong_20_Emphasis"><text:span text:style-name="T79"> of </text:span></text:span><text:span text:style-name="Strong_20_Emphasis"><text:span text:style-name="T82">Ubuntu installeren</text:span></text:span><text:span text:style-name="Strong_20_Emphasis"><text:span text:style-name="T77">. </text:span></text:span></text:p>
            </text:list-item>
            <text:list-item>
              <text:p text:style-name="P39"><text:span text:style-name="Strong_20_Emphasis"><text:span text:style-name="T14">Vink aan </text:span></text:span><text:span text:style-name="Strong_20_Emphasis"><text:span text:style-name="T32">Updates downloaden tijdens het installeren</text:span></text:span><text:span text:style-name="T32"> en </text:span><text:span text:style-name="T28">klik op </text:span><text:span text:style-name="Strong_20_Emphasis"><text:span text:style-name="T32">Verder</text:span></text:span><text:span text:style-name="Strong_20_Emphasis"><text:span text:style-name="T14">.</text:span></text:span></text:p>
            </text:list-item>
            <text:list-item>
              <text:p text:style-name="P30"><text:span text:style-name="Strong_20_Emphasis"><text:span text:style-name="T87">Kies </text:span></text:span><text:span text:style-name="Strong_20_Emphasis"><text:span text:style-name="T88">het gewenste </text:span></text:span><text:span text:style-name="Strong_20_Emphasis"><text:span text:style-name="T97">Installatie type</text:span></text:span><text:span text:style-name="Strong_20_Emphasis"><text:span text:style-name="T88">.<text:line-break/></text:span></text:span><text:span text:style-name="Strong_20_Emphasis"><text:span text:style-name="T89">K</text:span></text:span><text:span text:style-name="Strong_20_Emphasis"><text:span text:style-name="T87">lik op </text:span></text:span><text:span text:style-name="Strong_20_Emphasis"><text:span text:style-name="T90">Nu installeren</text:span></text:span><text:span text:style-name="Strong_20_Emphasis"><text:span text:style-name="T87">.</text:span></text:span></text:p>
              <text:p text:style-name="P28"><text:span text:style-name="Strong_20_Emphasis"><text:span text:style-name="T87"/></text:span></text:p>
            </text:list-item>
            <text:list-item>
              <text:p text:style-name="P28"><text:span text:style-name="Strong_20_Emphasis"><text:span text:style-name="T77">Klik tweemaal op </text:span></text:span><text:span text:style-name="Strong_20_Emphasis"><text:span text:style-name="T82">Verder</text:span></text:span><text:span text:style-name="Strong_20_Emphasis"><text:span text:style-name="T77">.</text:span></text:span></text:p>
            </text:list-item>
            <text:list-item>
              <text:p text:style-name="P28"><text:span text:style-name="Strong_20_Emphasis"><text:span text:style-name="T82">Naam</text:span></text:span><text:span text:style-name="Strong_20_Emphasis"><text:span text:style-name="T77"> </text:span></text:span><text:span text:style-name="Definition"><text:span text:style-name="T103">&lt;Gebruiker&gt;</text:span></text:span><text:span text:style-name="Strong_20_Emphasis"><text:span text:style-name="T77"> en </text:span></text:span><text:span text:style-name="Strong_20_Emphasis"><text:span text:style-name="T82">&lt;Computernaam&gt;</text:span></text:span><text:span text:style-name="Strong_20_Emphasis"><text:span text:style-name="T77"> </text:span></text:span><text:span text:style-name="Definition"><text:span text:style-name="T103">&lt;Computernaam&gt;</text:span></text:span><text:span text:style-name="Strong_20_Emphasis"><text:span text:style-name="T77">. <text:line-break/>Pas eventueel </text:span></text:span><text:span text:style-name="Definition"><text:span text:style-name="T103">&lt;Gebruikersnaam&gt;</text:span></text:span><text:span text:style-name="Strong_20_Emphasis"><text:span text:style-name="T77"> aan.<text:line-break/>Geef tweemaal een </text:span></text:span><text:span text:style-name="Strong_20_Emphasis"><text:span text:style-name="T90">wachtwoord</text:span></text:span><text:span text:style-name="Strong_20_Emphasis"><text:span text:style-name="T77">.<text:line-break/>Zorg dat </text:span></text:span><text:span text:style-name="Strong_20_Emphasis"><text:span text:style-name="T82">Mijn wachtwoord vragen om aan te melden</text:span></text:span><text:span text:style-name="Strong_20_Emphasis"><text:span text:style-name="T77"> gekozen is.<text:line-break/></text:span></text:span><text:span text:style-name="Emphasis"><text:span text:style-name="T92">Indien gewenst (laptop) <text:tab/></text:span></text:span><text:span text:style-name="Strong_20_Emphasis"><text:span text:style-name="T77">V</text:span></text:span><text:span text:style-name="Strong_20_Emphasis"><text:span text:style-name="T80">ink aan </text:span></text:span><text:span text:style-name="Strong_20_Emphasis"><text:span text:style-name="T91">Mijn persoonlijke map versleutelen</text:span></text:span><text:span text:style-name="Strong_20_Emphasis"><text:span text:style-name="T80">.</text:span></text:span><text:span text:style-name="Strong_20_Emphasis"><text:span text:style-name="T77"><text:line-break/>Klik op </text:span></text:span><text:span text:style-name="Strong_20_Emphasis"><text:span text:style-name="T82">Verder</text:span></text:span><text:span text:style-name="Strong_20_Emphasis"><text:span text:style-name="T77">.</text:span></text:span></text:p>
            </text:list-item>
            <text:list-item>
              <text:p text:style-name="P28"><text:span text:style-name="Emphasis"><text:span text:style-name="T92">Indien mogelijk (camera)</text:span></text:span><text:span text:style-name="Strong_20_Emphasis"><text:span text:style-name="T77"> <text:tab/>Maak een foto of kies een </text:span></text:span><text:span text:style-name="Definition"><text:span text:style-name="T103">&lt;Gebruikersafbeelding&gt;</text:span></text:span><text:span text:style-name="Strong_20_Emphasis"><text:span text:style-name="T77">, en klik op </text:span></text:span><text:span text:style-name="Strong_20_Emphasis"><text:span text:style-name="T90">Verder</text:span></text:span><text:span text:style-name="Strong_20_Emphasis"><text:span text:style-name="T77">.</text:span></text:span></text:p>
              <text:p text:style-name="P28"><text:span text:style-name="Strong_20_Emphasis"><text:span text:style-name="T77"/></text:span></text:p>
            </text:list-item>
            <text:list-item>
              <text:p text:style-name="P28"><text:span text:style-name="Strong_20_Emphasis"><text:span text:style-name="T77">Klik op </text:span></text:span><text:span text:style-name="Strong_20_Emphasis"><text:span text:style-name="T82">Nu herstarten</text:span></text:span><text:span text:style-name="Strong_20_Emphasis"><text:span text:style-name="T77">.</text:span></text:span></text:p>
            </text:list-item>
            <text:list-item>
              <text:p text:style-name="P31"><text:span text:style-name="Strong_20_Emphasis"><text:span text:style-name="T77">Verwijder </text:span></text:span><text:span text:style-name="Strong_20_Emphasis"><text:span text:style-name="T78">het </text:span></text:span><text:span text:style-name="Strong_20_Emphasis"><text:span text:style-name="T77">installatiemedium (</text:span></text:span><text:span text:style-name="Strong_20_Emphasis"><text:span text:style-name="T80">USB-stick </text:span></text:span><text:span text:style-name="Strong_20_Emphasis"><text:span text:style-name="T81">of </text:span></text:span><text:span text:style-name="Strong_20_Emphasis"><text:span text:style-name="T80">CD</text:span></text:span><text:span text:style-name="Strong_20_Emphasis"><text:span text:style-name="T77">).</text:span></text:span></text:p>
            </text:list-item>
          </text:list>
        </text:list-item>
      </text:list>
      <text:p text:style-name="P6"><text:span text:style-name="Emphasis"><text:span text:style-name="T73"/></text:span></text:p>
      <text:list xml:id="list479923006" text:continue-numbering="true" text:style-name="L2">
        <text:list-item>
          <text:list>
            <text:list-item>
              <text:p text:style-name="P39"><text:span text:style-name="T1">Aanmelden als </text:span><text:span text:style-name="Definition"><text:span text:style-name="T103">&lt;Gebruiker&gt;</text:span></text:span><text:span text:style-name="T1">.</text:span></text:p>
              <text:p text:style-name="P25"/>
            </text:list-item>
            <text:list-item>
              <text:p text:style-name="P32"><text:span text:style-name="T1">Open </text:span><text:span text:style-name="Strong_20_Emphasis"><text:span text:style-name="T1">Extra stuurprogramma's</text:span></text:span><text:span text:style-name="T1"> (indicator rechtsboven) en kies <text:line-break/></text:span><text:span text:style-name="Strong_20_Emphasis"><text:span text:style-name="T1">Stuurprogramma's installeren</text:span></text:span><text:span text:style-name="T1">, of controleer of er wat te installeren is via de Dash, zoek </text:span><text:span text:style-name="User_20_Entry"><text:span text:style-name="T103">ext</text:span></text:span><text:span text:style-name="T1"> en klik op </text:span><text:span text:style-name="Strong_20_Emphasis"><text:span text:style-name="T1">Extra stuurprogramma's</text:span></text:span><text:span text:style-name="Emphasis"><text:span text:style-name="T74">, of via </text:span></text:span><text:span text:style-name="Emphasis"><text:span text:style-name="T95">het Systeemmenu</text:span></text:span><text:span text:style-name="Emphasis"><text:span text:style-name="T74"> (tandwielsymbool rechtsboven) &gt; </text:span></text:span><text:span text:style-name="Strong_20_Emphasis"><text:span text:style-name="T93">Systeeminstellingen</text:span></text:span><text:span text:style-name="Emphasis"><text:span text:style-name="T74"> &gt; </text:span></text:span><text:span text:style-name="Strong_20_Emphasis"><text:span text:style-name="T83">Extra stuurprogramma's</text:span></text:span><text:span text:style-name="Emphasis"><text:span text:style-name="T74">.</text:span></text:span><text:span text:style-name="T1"><text:line-break/>Selecteer eventuele stuurprogramma(s) en klik op </text:span><text:span text:style-name="Strong_20_Emphasis"><text:span text:style-name="T1">Inschakelen</text:span></text:span><text:span text:style-name="T1">. Klik op </text:span><text:span text:style-name="Strong_20_Emphasis"><text:span text:style-name="T1">Sluiten</text:span></text:span><text:span text:style-name="T1">.</text:span></text:p>
            </text:list-item>
            <text:list-item>
              <text:p text:style-name="P32"><text:span text:style-name="Emphasis"><text:span text:style-name="T93">Indien nodig/mogelijk<text:tab/></text:span></text:span><text:span text:style-name="Emphasis"><text:span text:style-name="T75">Maak verbinding met het draadloze netwerk.<text:line-break/></text:span></text:span><text:span text:style-name="Emphasis"><text:span text:style-name="T93">Indien nodig<text:tab/><text:tab/><text:tab/><text:tab/></text:span></text:span><text:span text:style-name="Emphasis"><text:span text:style-name="T75">Verwijder de netwerkkabel.</text:span></text:span></text:p>
              <text:p text:style-name="P36"><text:span text:style-name="Emphasis"><text:span text:style-name="T25"/></text:span></text:p>
            </text:list-item>
            <text:list-item>
              <text:p text:style-name="P36"><text:span text:style-name="T47">Open </text:span><text:span text:style-name="Strong_20_Emphasis"><text:span text:style-name="T64">Updatebeheer</text:span></text:span><text:span text:style-name="T47"> </text:span><text:span text:style-name="Strong_20_Emphasis"><text:span text:style-name="T14">(links in de Starter), </text:span></text:span><text:span text:style-name="T47">of open de Dash, zoek </text:span><text:span text:style-name="User_20_Entry"><text:span text:style-name="T65">upd</text:span></text:span><text:span text:style-name="T47"> en klik op </text:span><text:span text:style-name="Strong_20_Emphasis"><text:span text:style-name="T64">Updatebeheer</text:span></text:span><text:span text:style-name="T47">,</text:span><text:span text:style-name="Emphasis"><text:span text:style-name="T17"> of via het Systeemmenu &gt; </text:span></text:span><text:span text:style-name="Strong_20_Emphasis"><text:span text:style-name="T22">Software bijgewerkt</text:span></text:span><text:span text:style-name="Emphasis"><text:span text:style-name="T17">.</text:span></text:span><text:span text:style-name="T47"> <text:line-break/>Klik op </text:span><text:span text:style-name="Strong_20_Emphasis"><text:span text:style-name="T64">Updates installeren</text:span></text:span><text:span text:style-name="T47">. Klik op </text:span><text:span text:style-name="Strong_20_Emphasis"><text:span text:style-name="T64">Sluiten</text:span></text:span><text:span text:style-name="T47">.</text:span></text:p>
            </text:list-item>
            <text:list-item>
              <text:p text:style-name="P27"><text:span text:style-name="Emphasis"><text:span text:style-name="T91">Indien nodig<text:tab/></text:span></text:span><text:span text:style-name="Emphasis"><text:span text:style-name="T74">Herstart de computer.<text:line-break/><text:tab/><text:tab/><text:tab/><text:tab/><text:tab/><text:tab/>Aanmelden als </text:span></text:span><text:span text:style-name="Definition"><text:span text:style-name="T110">&lt;Gebruiker&gt;</text:span></text:span><text:span text:style-name="Emphasis"><text:span text:style-name="T74">.</text:span></text:span></text:p>
              <text:p text:style-name="P32"><text:span text:style-name="Emphasis"><text:span text:style-name="T93"/></text:span></text:p>
            </text:list-item>
            <text:list-item>
              <text:p text:style-name="P27"><text:span text:style-name="Emphasis"><text:span text:style-name="T93">Indien gewenst <text:tab/></text:span></text:span><text:span text:style-name="Emphasis"><text:span text:style-name="T74">Open de Dash, zoek </text:span></text:span><text:span text:style-name="User_20_Entry"><text:span text:style-name="T92">geb</text:span></text:span><text:span text:style-name="Emphasis"><text:span text:style-name="T74"> en klik op </text:span></text:span><text:span text:style-name="Strong_20_Emphasis"><text:span text:style-name="T93">Gebruikers en accounts</text:span></text:span><text:span text:style-name="Emphasis"><text:span text:style-name="T74">, <text:line-break/>of via het Systeemmenu &gt; </text:span></text:span><text:span text:style-name="Strong_20_Emphasis"><text:span text:style-name="T93">Systeeminstellingen</text:span></text:span><text:span text:style-name="Emphasis"><text:span text:style-name="T74"> &gt; </text:span></text:span><text:span text:style-name="Strong_20_Emphasis"><text:span text:style-name="T93">Gebruikers en accounts</text:span></text:span><text:span text:style-name="Emphasis"><text:span text:style-name="T74">.<text:line-break/>Klik op </text:span></text:span><text:span text:style-name="Strong_20_Emphasis"><text:span text:style-name="T93">Ontgrendelen</text:span></text:span><text:span text:style-name="Emphasis"><text:span text:style-name="T74">. Klik op </text:span></text:span><text:span text:style-name="Strong_20_Emphasis"><text:span text:style-name="T93">+</text:span></text:span><text:span text:style-name="Emphasis"><text:span text:style-name="T74">. Kies bij </text:span></text:span><text:span text:style-name="Strong_20_Emphasis"><text:span text:style-name="T93">Account-type</text:span></text:span><text:span text:style-name="Emphasis"><text:span text:style-name="T74"> voor </text:span></text:span><text:span text:style-name="Strong_20_Emphasis"><text:span text:style-name="T93">Beheerder</text:span></text:span><text:span text:style-name="Emphasis"><text:span text:style-name="T74">, </text:span></text:span><text:span text:style-name="Strong_20_Emphasis"><text:span text:style-name="T93">Volledige naam</text:span></text:span><text:span text:style-name="Emphasis"><text:span text:style-name="T74"> </text:span></text:span><text:span text:style-name="User_20_Entry"><text:span text:style-name="T92">Beheerder</text:span></text:span><text:span text:style-name="Emphasis"><text:span text:style-name="T74"> en klik op </text:span></text:span><text:span text:style-name="Strong_20_Emphasis"><text:span text:style-name="T83">Aanmaken</text:span></text:span><text:span text:style-name="Emphasis"><text:span text:style-name="T74">. Selecteer links </text:span></text:span><text:span text:style-name="Strong_20_Emphasis"><text:span text:style-name="T93">Beheerder</text:span></text:span><text:span text:style-name="Emphasis"><text:span text:style-name="T74"> en klik op </text:span></text:span><text:span text:style-name="Strong_20_Emphasis"><text:span text:style-name="T93">Account uitgeschakeld</text:span></text:span><text:span text:style-name="Emphasis"><text:span text:style-name="T74">. Geef tweemaal het </text:span></text:span><text:span text:style-name="Strong_20_Emphasis"><text:span text:style-name="T84">wachtwoord </text:span></text:span><text:span text:style-name="Emphasis"><text:span text:style-name="T74">en klik op </text:span></text:span><text:span text:style-name="Strong_20_Emphasis"><text:span text:style-name="T83">Wijzigen</text:span></text:span><text:span text:style-name="Emphasis"><text:span text:style-name="T74">. <text:line-break/>Sluit het venster </text:span></text:span><text:span text:style-name="Strong_20_Emphasis"><text:span text:style-name="T93">Gebruikers en accounts</text:span></text:span><text:span text:style-name="Emphasis"><text:span text:style-name="T74"> af.</text:span></text:span></text:p>
              <text:p text:style-name="P27"><text:span text:style-name="Emphasis"><text:span text:style-name="T74"/></text:span></text:p>
              <text:p text:style-name="P27"><text:span text:style-name="Emphasis"><text:span text:style-name="T74"/></text:span></text:p>
            </text:list-item>
          </text:list>
        </text:list-item>
      </text:list>
      <text:p text:style-name="P3"/>
      <text:list xml:id="list1493137248" text:continue-numbering="true" text:style-name="L2">
        <text:list-item>
          <text:p text:style-name="P38">Hardware installeren.</text:p>
          <text:list>
            <text:list-header>
              <text:p text:style-name="P32"><text:span text:style-name="Strong_20_Emphasis"><text:span text:style-name="T3"/></text:span></text:p>
            </text:list-header>
            <text:list-item>
              <text:p text:style-name="P36"><text:span text:style-name="T47">Controleer de eventuele </text:span><text:span text:style-name="Emphasis"><text:span text:style-name="T62">specifieke</text:span></text:span><text:span text:style-name="T47"> checklist voor deze computer.</text:span></text:p>
              <text:p text:style-name="P36"><text:span text:style-name="Strong_20_Emphasis"><text:span text:style-name="T47"/></text:span></text:p>
            </text:list-item>
            <text:list-item>
              <text:p text:style-name="P36"><text:span text:style-name="Emphasis"><text:span text:style-name="T35">Indien van toepassing <text:tab/></text:span></text:span><text:span text:style-name="T47">Sluit de printer aan en zet deze aan.<text:line-break/></text:span><text:span text:style-name="T56">Venster </text:span><text:span text:style-name="Strong_20_Emphasis"><text:span text:style-name="T56">Printerconfiguratie</text:span></text:span><text:span text:style-name="T56"> opent of open </text:span><text:span text:style-name="T47">de Dash</text:span><text:span text:style-name="T56">, zoek</text:span><text:span text:style-name="T47"> </text:span><text:span text:style-name="User_20_Entry"><text:span text:style-name="T65">afd</text:span></text:span><text:span text:style-name="T47"> en klik op</text:span><text:span text:style-name="T56"> </text:span><text:span text:style-name="Strong_20_Emphasis"><text:span text:style-name="T56">Afdrukbeheer</text:span></text:span><text:span text:style-name="T56">, </text:span><text:span text:style-name="Emphasis"><text:span text:style-name="T14">of via het Systeemmenu &gt; </text:span></text:span><text:span text:style-name="Strong_20_Emphasis"><text:span text:style-name="T32">Printers</text:span></text:span><text:span text:style-name="T14">.<text:line-break/></text:span><text:span text:style-name="T47">Klik op </text:span><text:span text:style-name="Strong_20_Emphasis"><text:span text:style-name="T64">Toevoegen</text:span></text:span><text:span text:style-name="T47">, kies </text:span><text:span text:style-name="Strong_20_Emphasis"><text:span text:style-name="T64">Merk</text:span></text:span><text:span text:style-name="T47"> en </text:span><text:span text:style-name="Strong_20_Emphasis"><text:span text:style-name="T64">Model</text:span></text:span><text:span text:style-name="T47">.<text:line-break/>Klik op </text:span><text:span text:style-name="Strong_20_Emphasis"><text:span text:style-name="T48">Toepassen</text:span></text:span><text:span text:style-name="T47">. Klik bij </text:span><text:span text:style-name="Strong_20_Emphasis"><text:span text:style-name="T48">Wilt u een testpagina afdrukken?</text:span></text:span><text:span text:style-name="T47"> op </text:span><text:span text:style-name="Strong_20_Emphasis"><text:span text:style-name="T48">Annuleren</text:span></text:span><text:span text:style-name="T47">.</text:span></text:p>
              <text:p text:style-name="P32"><text:span text:style-name="T1">Ga naar </text:span><text:span text:style-name="Strong_20_Emphasis"><text:span text:style-name="T1">Server</text:span></text:span><text:span text:style-name="T1"> &gt; </text:span><text:span text:style-name="Strong_20_Emphasis"><text:span text:style-name="T1">Instellingen</text:span></text:span><text:span text:style-name="T1">, vin</text:span><text:span text:style-name="T4">k aan <text:line-break/></text:span><text:span text:style-name="Strong_20_Emphasis"><text:span text:style-name="T4">Gedeelde printers verbonden met dit systeem publiceren</text:span></text:span><text:span text:style-name="T4">, en klik op </text:span><text:span text:style-name="Strong_20_Emphasis"><text:span text:style-name="T4">OK</text:span></text:span><text:span text:style-name="T4">.</text:span></text:p>
              <text:p text:style-name="P32"><text:span text:style-name="T4">Klik rechts op de printer en selecteer </text:span><text:span text:style-name="Strong_20_Emphasis"><text:span text:style-name="T4">Eigenschappen</text:span></text:span><text:span text:style-name="T4">. <text:line-break/>Klik links op </text:span><text:span text:style-name="Strong_20_Emphasis"><text:span text:style-name="T4">Beleidsregels</text:span></text:span><text:span text:style-name="T4"> en zorg dat alle drie opties </text:span><text:span text:style-name="Strong_20_Emphasis"><text:span text:style-name="T4">Aangezet</text:span></text:span><text:span text:style-name="T4">, </text:span><text:span text:style-name="Strong_20_Emphasis"><text:span text:style-name="T4">Accepteert taken</text:span></text:span><text:span text:style-name="T4">, en </text:span><text:span text:style-name="Strong_20_Emphasis"><text:span text:style-name="T4">Gedeeld</text:span></text:span><text:span text:style-name="T4"> zijn aangevinkt (i.v.m. printen van Windows naar Ubuntu). <text:line-break/>Klik op </text:span><text:span text:style-name="Strong_20_Emphasis"><text:span text:style-name="T4">Annuleren</text:span></text:span><text:span text:style-name="T4"> respecievelijk</text:span><text:span text:style-name="Strong_20_Emphasis"><text:span text:style-name="T4"> OK</text:span></text:span><text:span text:style-name="T4">. Sluit </text:span><text:span text:style-name="Strong_20_Emphasis"><text:span text:style-name="T85">Afdrukbeheer – localhost</text:span></text:span><text:span text:style-name="T85"> af.</text:span></text:p>
              <text:p text:style-name="P32"><text:span text:style-name="Emphasis"><text:span text:style-name="T4">Op een eventuele andere PC: </text:span></text:span><text:span text:style-name="T4">Open</text:span><text:span text:style-name="Emphasis"><text:span text:style-name="T76"> </text:span></text:span><text:span text:style-name="Strong_20_Emphasis"><text:span text:style-name="T94">Printers</text:span></text:span><text:span text:style-name="T85"> </text:span><text:span text:style-name="T4">en ga naar </text:span><text:span text:style-name="Strong_20_Emphasis"><text:span text:style-name="T4">Server</text:span></text:span><text:span text:style-name="T4"> &gt; </text:span><text:span text:style-name="Strong_20_Emphasis"><text:span text:style-name="T4">Instellingen. <text:line-break/></text:span></text:span><text:span text:style-name="T4">Vink aan </text:span><text:span text:style-name="Strong_20_Emphasis"><text:span text:style-name="T4">Door andere systemen gedeelde printers tonen</text:span></text:span><text:span text:style-name="T4"> en klik op </text:span><text:span text:style-name="Strong_20_Emphasis"><text:span text:style-name="T4">OK</text:span></text:span><text:span text:style-name="T4">. <text:line-break/></text:span><text:span text:style-name="T85">Sluit </text:span><text:span text:style-name="Strong_20_Emphasis"><text:span text:style-name="T85">Afdrukbeheer – localhost</text:span></text:span><text:span text:style-name="T85"> af.</text:span></text:p>
            </text:list-item>
          </text:list>
        </text:list-item>
      </text:list>
      <text:p text:style-name="P8"/>
      <text:p text:style-name="P8"/>
      <text:list xml:id="list1432312170" text:continue-numbering="true" text:style-name="L2">
        <text:list-item>
          <text:p text:style-name="P25">Software installeren.</text:p>
          <text:list>
            <text:list-header>
              <text:p text:style-name="P25"/>
            </text:list-header>
            <text:list-item>
              <text:p text:style-name="P32"><text:span text:style-name="T1">Controleer de eventuele </text:span><text:span text:style-name="Emphasis"><text:span text:style-name="T103">specifieke</text:span></text:span><text:span text:style-name="T1"> checklist voor deze computer.</text:span></text:p>
              <text:p text:style-name="P34"><text:span text:style-name="Strong_20_Emphasis"><text:span text:style-name="T53"/></text:span></text:p>
            </text:list-item>
          </text:list>
          <text:list>
            <text:list-item>
              <text:p text:style-name="P36"><text:span text:style-name="Strong_20_Emphasis"><text:span text:style-name="T47">Voer de installatie uit via </text:span></text:span><text:span text:style-name="Strong_20_Emphasis"><text:span text:style-name="T48">Terminalvenster<text:line-break/></text:span></text:span><text:span text:style-name="User_20_Entry"><text:span text:style-name="T61">$ cd /tmp;wget karelzimmer.nl/gs;bash gs<text:line-break/></text:span></text:span><text:span text:style-name="User_20_Entry"><text:span text:style-name="T71">$ ./install.sh</text:span></text:span><text:span text:style-name="User_20_Entry"><text:span text:style-name="T56"><text:line-break/></text:span></text:span><text:span text:style-name="User_20_Entry"><text:span text:style-name="T47">Volg de aanwijzingen van het script.</text:span></text:span></text:p>
              <text:p text:style-name="P36"><text:span text:style-name="User_20_Entry"><text:span text:style-name="T47"/></text:span></text:p>
            </text:list-item>
            <text:list-item>
              <text:p text:style-name="P37"><text:span text:style-name="User_20_Entry"><text:span text:style-name="T47">Controleer op volledigheid van de taalondersteuning via de Dash, zoek </text:span></text:span><text:span text:style-name="User_20_Entry"><text:span text:style-name="T65">taa</text:span></text:span><text:span text:style-name="User_20_Entry"><text:span text:style-name="T47"> en klik op </text:span></text:span><text:span text:style-name="Strong_20_Emphasis"><text:span text:style-name="T48">Taalondersteuning</text:span></text:span><text:span text:style-name="User_20_Entry"><text:span text:style-name="T47">, </text:span></text:span><text:span text:style-name="Emphasis"><text:span text:style-name="T14">of via het Systeemmenu &gt; </text:span></text:span><text:span text:style-name="Strong_20_Emphasis"><text:span text:style-name="T32">Systeeminstellingen</text:span></text:span><text:span text:style-name="User_20_Entry"><text:span text:style-name="T14"> &gt; </text:span></text:span><text:span text:style-name="Strong_20_Emphasis"><text:span text:style-name="T23">Taalondersteuning</text:span></text:span><text:span text:style-name="User_20_Entry"><text:span text:style-name="T14">. <text:line-break/></text:span></text:span><text:span text:style-name="User_20_Entry"><text:span text:style-name="T15">Bij de melding </text:span></text:span><text:span text:style-name="Strong_20_Emphasis"><text:span text:style-name="T37">De taalondersteuning is niet volledig geïnstalleerd</text:span></text:span><text:span text:style-name="User_20_Entry"><text:span text:style-name="T15"> klik op </text:span></text:span><text:span text:style-name="Strong_20_Emphasis"><text:span text:style-name="T37">Installeren</text:span></text:span><text:span text:style-name="User_20_Entry"><text:span text:style-name="T15">. <text:line-break/>Sluit </text:span></text:span><text:span text:style-name="Strong_20_Emphasis"><text:span text:style-name="T24">Taal</text:span></text:span><text:span text:style-name="Strong_20_Emphasis"><text:span text:style-name="T24">ondersteuning</text:span></text:span><text:span text:style-name="User_20_Entry"><text:span text:style-name="T15"> </text:span></text:span><text:span text:style-name="User_20_Entry"><text:span text:style-name="T16">af</text:span></text:span><text:span text:style-name="User_20_Entry"><text:span text:style-name="T15">.</text:span></text:span></text:p>
            </text:list-item>
          </text:list>
        </text:list-item>
      </text:list>
      <text:p text:style-name="P9"><text:span text:style-name="User_20_Entry"><text:span text:style-name="T14"/></text:span></text:p>
      <text:p text:style-name="P9"><text:span text:style-name="User_20_Entry"><text:span text:style-name="T14"/></text:span></text:p>
      <text:list xml:id="list1456805007" text:continue-numbering="true" text:style-name="L2">
        <text:list-item>
          <text:p text:style-name="P36"><text:span text:style-name="Emphasis"><text:span text:style-name="T47">Gebruiker inrichten.</text:span></text:span></text:p>
          <text:p text:style-name="P36"><text:span text:style-name="Emphasis"><text:span text:style-name="T47"/></text:span></text:p>
          <text:list>
            <text:list-item>
              <text:p text:style-name="P33"><text:span text:style-name="T5">Controleer de eventuele </text:span><text:span text:style-name="Emphasis"><text:span text:style-name="T104">specifieke</text:span></text:span><text:span text:style-name="T5"> checklist voor deze computer.</text:span></text:p>
              <text:p text:style-name="P44"><text:span text:style-name="Emphasis"><text:span text:style-name="T103"/></text:span></text:p>
            </text:list-item>
            <text:list-item>
              <text:p text:style-name="P26">Koppel het medium aan waarop de backups staan, zoals een externe harde schijf, USB-stick, CD, of DVD.</text:p>
            </text:list-item>
            <text:list-item>
              <text:p text:style-name="P45"><text:span text:style-name="Strong_20_Emphasis"><text:span text:style-name="T6">Voer de restore uit via</text:span></text:span><text:span text:style-name="User_20_Entry"><text:span text:style-name="T117"><text:line-break/>$ </text:span></text:span><text:span text:style-name="User_20_Entry"><text:span text:style-name="T115">./restore.sh</text:span></text:span><text:span text:style-name="User_20_Entry"><text:span text:style-name="T103"><text:line-break/></text:span></text:span><text:span text:style-name="T5">Volg de aanwijzingen van het script.</text:span></text:p>
              <text:p text:style-name="P48"/>
            </text:list-item>
            <text:list-item>
              <text:p text:style-name="P46"><text:span text:style-name="T113">Breid </text:span><text:span text:style-name="T114">de </text:span><text:span text:style-name="T111">werkblad</text:span><text:span text:style-name="T112">a</text:span><text:span text:style-name="T111">chtergrond</text:span><text:span text:style-name="T113">en uit </text:span><text:span text:style-name="T111">via</text:span><text:span text:style-name="User_20_Entry"><text:span text:style-name="T117"><text:line-break/>$ </text:span></text:span><text:span text:style-name="User_20_Entry"><text:span text:style-name="T115">./</text:span></text:span><text:span text:style-name="User_20_Entry"><text:span text:style-name="T116">wallpapers</text:span></text:span><text:span text:style-name="User_20_Entry"><text:span text:style-name="T115">.sh</text:span></text:span><text:span text:style-name="User_20_Entry"><text:span text:style-name="T103"><text:line-break/></text:span></text:span><text:span text:style-name="Emphasis"><text:span text:style-name="T7">Volg de aanwijzingen van het script.</text:span></text:span></text:p>
            </text:list-item>
          </text:list>
        </text:list-item>
      </text:list>
      <text:p text:style-name="P14"/>
      <text:p text:style-name="P19">5. Gebruiker inrichten (vervolg).</text:p>
      <text:p text:style-name="P13"/>
      <text:list xml:id="list1240964556" text:continue-numbering="true" text:style-name="L2">
        <text:list-item>
          <text:list>
            <text:list-item>
              <text:p text:style-name="P47"><text:span text:style-name="T1">Stel e-mail in via de</text:span><text:span text:style-name="T5"> Dash, klik op</text:span><text:span text:style-name="T1"> </text:span><text:span text:style-name="Strong_20_Emphasis"><text:span text:style-name="T1">E-mail lezen</text:span></text:span><text:span text:style-name="Strong_20_Emphasis"><text:span text:style-name="T3"> en klik </text:span></text:span><text:span text:style-name="Strong_20_Emphasis"><text:span text:style-name="T1">Volgende</text:span></text:span><text:span text:style-name="Strong_20_Emphasis"><text:span text:style-name="T3">, of klik op envelopsymbool op het paneel rechtsboven &gt; </text:span></text:span><text:span text:style-name="Strong_20_Emphasis"><text:span text:style-name="T103">E-mail (instellen)</text:span></text:span><text:span text:style-name="Strong_20_Emphasis"><text:span text:style-name="T3">.</text:span></text:span></text:p>
            </text:list-item>
            <text:list-item>
              <text:p text:style-name="P41"><text:span text:style-name="Emphasis"><text:span text:style-name="T49">Klik op </text:span></text:span><text:span text:style-name="Strong_20_Emphasis"><text:span text:style-name="T66">Versturen &amp; ontvangen</text:span></text:span><text:span text:style-name="Emphasis"><text:span text:style-name="T49">, geef het </text:span></text:span><text:span text:style-name="Strong_20_Emphasis"><text:span text:style-name="T66">POP-wachtwoord</text:span></text:span><text:span text:style-name="Emphasis"><text:span text:style-name="T49"> op en vink aan <text:line-break/></text:span></text:span><text:span text:style-name="Strong_20_Emphasis"><text:span text:style-name="T66">Dit wachtwoord onthouden</text:span></text:span><text:span text:style-name="Emphasis"><text:span text:style-name="T49">, klik op </text:span></text:span><text:span text:style-name="Strong_20_Emphasis"><text:span text:style-name="T66">OK</text:span></text:span><text:span text:style-name="Emphasis"><text:span text:style-name="T49">. </text:span></text:span><text:span text:style-name="Emphasis"><text:span text:style-name="T17">Verstuur een test-e-mail.</text:span></text:span></text:p>
            </text:list-item>
            <text:list-item>
              <text:p text:style-name="P41"><text:span text:style-name="Emphasis"><text:span text:style-name="T17">Installeer agenda via </text:span></text:span><text:span text:style-name="Strong_20_Emphasis"><text:span text:style-name="T36">Extra</text:span></text:span><text:span text:style-name="Emphasis"><text:span text:style-name="T17"> &gt; </text:span></text:span><text:span text:style-name="Strong_20_Emphasis"><text:span text:style-name="T36">Add-ons</text:span></text:span><text:span text:style-name="Emphasis"><text:span text:style-name="T17">, zoek op </text:span></text:span><text:span text:style-name="User_20_Entry"><text:span text:style-name="T38">agenda</text:span></text:span><text:span text:style-name="Emphasis"><text:span text:style-name="T17">, installeer </text:span></text:span><text:span text:style-name="Strong_20_Emphasis"><text:span text:style-name="T36">Lightning</text:span></text:span><text:span text:style-name="Emphasis"><text:span text:style-name="T17">.</text:span></text:span></text:p>
              <text:p text:style-name="P41"><text:span text:style-name="Emphasis"><text:span text:style-name="T17"/></text:span></text:p>
            </text:list-item>
            <text:list-item>
              <text:p text:style-name="P41"><text:span text:style-name="Emphasis"><text:span text:style-name="T49">Activeer enkelklik om internetadres te selecteren </text:span></text:span><text:span text:style-name="T49">via starter</text:span><text:span text:style-name="Emphasis"><text:span text:style-name="T49"> </text:span></text:span><text:span text:style-name="Emphasis"><text:span text:style-name="T50">Firefox webbrowser</text:span></text:span><text:span text:style-name="Emphasis"><text:span text:style-name="T49"> of via de Dash, klik op </text:span></text:span><text:span text:style-name="Strong_20_Emphasis"><text:span text:style-name="T66">Op het web surfen</text:span></text:span><text:span text:style-name="Emphasis"><text:span text:style-name="T49">. Ga</text:span></text:span><text:span text:style-name="Emphasis"><text:span text:style-name="T19"> naar </text:span></text:span><text:span text:style-name="User_20_Entry"><text:span text:style-name="T34">about:config</text:span></text:span><text:span text:style-name="Emphasis"><text:span text:style-name="T19"> en </text:span></text:span><text:span text:style-name="Emphasis"><text:span text:style-name="T21">Filter</text:span></text:span><text:span text:style-name="Emphasis"><text:span text:style-name="T19"> </text:span></text:span><text:span text:style-name="User_20_Entry"><text:span text:style-name="T34">click</text:span></text:span><text:span text:style-name="Emphasis"><text:span text:style-name="T19">. <text:line-break/></text:span></text:span><text:span text:style-name="Emphasis"><text:span text:style-name="T49">Dubbelklik regel </text:span></text:span><text:span text:style-name="Emphasis"><text:span text:style-name="T50">browser.urlbar.clickSelectsAll</text:span></text:span><text:span text:style-name="Emphasis"><text:span text:style-name="T49"> (w</text:span></text:span><text:span text:style-name="Emphasis"><text:span text:style-name="T19">aarde verandert in </text:span></text:span><text:span text:style-name="Emphasis"><text:span text:style-name="T21">true</text:span></text:span><text:span text:style-name="Emphasis"><text:span text:style-name="T19">).</text:span></text:span></text:p>
            </text:list-item>
            <text:list-item>
              <text:p text:style-name="P39"><text:span text:style-name="Emphasis"><text:span text:style-name="T14">Stel het juiste papierformaat in via </text:span></text:span><text:span text:style-name="Strong_20_Emphasis"><text:span text:style-name="T23">Bestand</text:span></text:span><text:span text:style-name="Emphasis"><text:span text:style-name="T14"> &gt; </text:span></text:span><text:span text:style-name="Strong_20_Emphasis"><text:span text:style-name="T23">Pagina-instellingen</text:span></text:span><text:span text:style-name="Emphasis"><text:span text:style-name="T14"> &gt; <text:line-break/></text:span></text:span><text:span text:style-name="Strong_20_Emphasis"><text:span text:style-name="T23">Papiergrootte</text:span></text:span><text:span text:style-name="Emphasis"><text:span text:style-name="T14"> &gt; </text:span></text:span><text:span text:style-name="Strong_20_Emphasis"><text:span text:style-name="T23">A4</text:span></text:span><text:span text:style-name="Emphasis"><text:span text:style-name="T14">. Klik op </text:span></text:span><text:span text:style-name="Strong_20_Emphasis"><text:span text:style-name="T23">Toepassen</text:span></text:span><text:span text:style-name="Emphasis"><text:span text:style-name="T14">.</text:span></text:span></text:p>
            </text:list-item>
            <text:list-item>
              <text:p text:style-name="P39"><text:span text:style-name="Emphasis"><text:span text:style-name="T35">Indien gewenst</text:span></text:span><text:span text:style-name="Emphasis"><text:span text:style-name="T14"> <text:tab/>Synchroniseer Firefox-gegevens via </text:span></text:span><text:span text:style-name="Strong_20_Emphasis"><text:span text:style-name="T32">Extra</text:span></text:span><text:span text:style-name="Emphasis"><text:span text:style-name="T14"> &gt; </text:span></text:span><text:span text:style-name="Strong_20_Emphasis"><text:span text:style-name="T32">Sync instellen</text:span></text:span><text:span text:style-name="Emphasis"><text:span text:style-name="T14"> (bewaar de </text:span></text:span><text:span text:style-name="T32">passphrase</text:span><text:span text:style-name="Emphasis"><text:span text:style-name="T14"> op een veilige plaats) of synchroniseer samen met een ander apparaat (computer, tablet, telefoon, etc.) via </text:span></text:span><text:span text:style-name="Strong_20_Emphasis"><text:span text:style-name="T32">Bewerken</text:span></text:span><text:span text:style-name="Emphasis"><text:span text:style-name="T14"> &gt; </text:span></text:span><text:span text:style-name="Strong_20_Emphasis"><text:span text:style-name="T32">Voorkeuren</text:span></text:span><text:span text:style-name="Emphasis"><text:span text:style-name="T14"> &gt; </text:span></text:span><text:span text:style-name="Strong_20_Emphasis"><text:span text:style-name="T32">Sync</text:span></text:span><text:span text:style-name="Emphasis"><text:span text:style-name="T14"> &gt; <text:line-break/></text:span></text:span><text:span text:style-name="Strong_20_Emphasis"><text:span text:style-name="T32">Een apparaat toevoegen</text:span></text:span><text:span text:style-name="T32">. Overweeg om </text:span><text:span text:style-name="Strong_20_Emphasis"><text:span text:style-name="T32">Geschiedenis</text:span></text:span><text:span text:style-name="T32"> en </text:span><text:span text:style-name="Strong_20_Emphasis"><text:span text:style-name="T32">Tabbladen</text:span></text:span><text:span text:style-name="T32"> *niet* te synchroniseren.</text:span></text:p>
            </text:list-item>
            <text:list-item>
              <text:p text:style-name="P39"><text:span text:style-name="Emphasis"><text:span text:style-name="T35">Indien gewenst</text:span></text:span><text:span text:style-name="Emphasis"><text:span text:style-name="T14"> <text:s text:c="2"/>Stel startpagina in via </text:span></text:span><text:span text:style-name="Strong_20_Emphasis"><text:span text:style-name="T32">Bewerken</text:span></text:span><text:span text:style-name="Emphasis"><text:span text:style-name="T14"> &gt; </text:span></text:span><text:span text:style-name="Strong_20_Emphasis"><text:span text:style-name="T32">Voorkeuren</text:span></text:span><text:span text:style-name="Emphasis"><text:span text:style-name="T14"> (bijv. </text:span></text:span><text:a xlink:type="simple" xlink:href="http://www.google.nl/"><text:span text:style-name="Emphasis"><text:span text:style-name="T103">www.google.nl</text:span></text:span></text:a><text:span text:style-name="Emphasis"><text:span text:style-name="T14">)</text:span></text:span></text:p>
              <text:p text:style-name="P39"><text:span text:style-name="Emphasis"><text:span text:style-name="T14"/></text:span></text:p>
            </text:list-item>
            <text:list-item>
              <text:p text:style-name="P39"><text:span text:style-name="T56">Activeer enkelklik om te openen via starter </text:span><text:span text:style-name="Strong_20_Emphasis"><text:span text:style-name="T56">Persoonlijke map</text:span></text:span><text:span text:style-name="T56"> &gt; </text:span><text:span text:style-name="Strong_20_Emphasis"><text:span text:style-name="T56">Bewerken</text:span></text:span><text:span text:style-name="T56"> &gt; <text:line-break/></text:span><text:span text:style-name="Strong_20_Emphasis"><text:span text:style-name="T56">Voorkeuren</text:span></text:span><text:span text:style-name="T56"> &gt; tabblad </text:span><text:span text:style-name="Strong_20_Emphasis"><text:span text:style-name="T56">Gedrag</text:span></text:span><text:span text:style-name="T56">. Kies </text:span><text:span text:style-name="Strong_20_Emphasis"><text:span text:style-name="T56">Eénmalig klikken om items te openen</text:span></text:span><text:span text:style-name="T56">. <text:line-break/>Klik op </text:span><text:span text:style-name="Strong_20_Emphasis"><text:span text:style-name="T56">Sluiten</text:span></text:span><text:span text:style-name="T56">.</text:span></text:p>
            </text:list-item>
          </text:list>
          <text:p text:style-name="P49"/>
          <text:list text:continue-numbering="true">
            <text:list-item>
              <text:p text:style-name="P42"><text:span text:style-name="T56">Wijzig de &lt;Gebruikersafbeelding&gt; via de Dash, zoek </text:span><text:span text:style-name="User_20_Entry"><text:span text:style-name="T68">geb</text:span></text:span><text:span text:style-name="T56"> en klik op <text:line-break/></text:span><text:span text:style-name="Strong_20_Emphasis"><text:span text:style-name="T68">Gebruikers en accounts</text:span></text:span><text:span text:style-name="Emphasis"><text:span text:style-name="T17">, <text:line-break/>of via het Systeemmenu &gt; </text:span></text:span><text:span text:style-name="Strong_20_Emphasis"><text:span text:style-name="T33">Systeeminstellingen</text:span></text:span><text:span text:style-name="Emphasis"><text:span text:style-name="T17"> &gt; </text:span></text:span><text:span text:style-name="Strong_20_Emphasis"><text:span text:style-name="T33">Gebruikers en accounts</text:span></text:span><text:span text:style-name="Emphasis"><text:span text:style-name="T17">.</text:span></text:span><text:span text:style-name="T56"><text:line-break/>Klik links naast </text:span><text:span text:style-name="Definition"><text:span text:style-name="T103">&lt;Gebruiker&gt;</text:span></text:span><text:span text:style-name="T56">, selecteer </text:span><text:span text:style-name="Definition"><text:span text:style-name="T103">&lt;Gebruikersafbeelding&gt;</text:span></text:span><text:span text:style-name="T56"> en <text:line-break/>sluit </text:span><text:span text:style-name="Strong_20_Emphasis"><text:span text:style-name="T68">Gebruikers en accounts</text:span></text:span><text:span text:style-name="T56"> </text:span><text:span text:style-name="T59">af</text:span><text:span text:style-name="T56">.</text:span></text:p>
              <text:p text:style-name="P32"><text:span text:style-name="Emphasis"><text:span text:style-name="T93"/></text:span></text:p>
            </text:list-item>
            <text:list-item>
              <text:p text:style-name="P36"><text:span text:style-name="Emphasis"><text:span text:style-name="T35">Indien gewenst<text:tab/></text:span></text:span><text:span text:style-name="Emphasis"><text:span text:style-name="T17">Maak standaard documenten aan in het Microsoft-formaat door het openen van een willekeurig LibreOffice-toepassing of -document.<text:line-break/>Ga naar </text:span></text:span><text:span text:style-name="Strong_20_Emphasis"><text:span text:style-name="T33">Extra</text:span></text:span><text:span text:style-name="Emphasis"><text:span text:style-name="T17"> &gt; </text:span></text:span><text:span text:style-name="Strong_20_Emphasis"><text:span text:style-name="T33">Opties</text:span></text:span><text:span text:style-name="Emphasis"><text:span text:style-name="T17"> &gt; </text:span></text:span><text:span text:style-name="Strong_20_Emphasis"><text:span text:style-name="T33">Laden/Opslaan</text:span></text:span><text:span text:style-name="Emphasis"><text:span text:style-name="T17"> &gt; </text:span></text:span><text:span text:style-name="Strong_20_Emphasis"><text:span text:style-name="T33">Algemeen</text:span></text:span><text:span text:style-name="Emphasis"><text:span text:style-name="T17">.<text:line-break/>Onder </text:span></text:span><text:span text:style-name="Strong_20_Emphasis"><text:span text:style-name="T33">Standaard bestandsindeling en ODF-instellingen</text:span></text:span><text:span text:style-name="Emphasis"><text:span text:style-name="T17">:<text:line-break/></text:span></text:span><text:span text:style-name="Strong_20_Emphasis"><text:span text:style-name="T33">Documenttype</text:span></text:span><text:span text:style-name="Emphasis"><text:span text:style-name="T17"><text:tab/><text:tab/></text:span></text:span><text:span text:style-name="Strong_20_Emphasis"><text:span text:style-name="T33">Altijd opslaan als</text:span></text:span><text:span text:style-name="Emphasis"><text:span text:style-name="T17"> <text:line-break/>Tekstdocument<text:tab/><text:tab/>Microsoft Word 97/2000/XP <text:line-break/>Werkblad<text:tab/><text:tab/><text:tab/><text:tab/>Microsoft Excel 97/2000/XP <text:line-break/>Presentatie<text:tab/><text:tab/><text:tab/>Microsoft PowerPoint 97/2000/XP<text:line-break/></text:span></text:span><text:span text:style-name="Emphasis"><text:span text:style-name="T29">Klik op </text:span></text:span><text:span text:style-name="Strong_20_Emphasis"><text:span text:style-name="T33">OK</text:span></text:span><text:span text:style-name="Emphasis"><text:span text:style-name="T17"> en sluit </text:span></text:span><text:span text:style-name="Strong_20_Emphasis"><text:span text:style-name="T33">LibreOffice</text:span></text:span><text:span text:style-name="Emphasis"><text:span text:style-name="T17"> af.</text:span></text:span></text:p>
            </text:list-item>
          </text:list>
        </text:list-item>
      </text:list>
      <text:p text:style-name="P9"><text:span text:style-name="Emphasis"><text:span text:style-name="T17"/></text:span></text:p>
      <text:p text:style-name="P9"><text:span text:style-name="Emphasis"><text:span text:style-name="T17"/></text:span></text:p>
      <text:list xml:id="list1406852793" text:continue-numbering="true" text:style-name="L2">
        <text:list-item>
          <text:p text:style-name="P50">Installatie afronden.</text:p>
          <text:p text:style-name="P50"/>
          <text:list>
            <text:list-item>
              <text:p text:style-name="P51"><text:span text:style-name="Strong_20_Emphasis"><text:span text:style-name="T52">Controleer de eventuele </text:span></text:span><text:span text:style-name="Emphasis"><text:span text:style-name="T62">specifieke</text:span></text:span><text:span text:style-name="Strong_20_Emphasis"><text:span text:style-name="T52"> checklist voor deze computer.</text:span></text:span></text:p>
            </text:list-item>
          </text:list>
        </text:list-item>
      </text:list>
      <text:p text:style-name="P17"/>
      <text:p text:style-name="P17"/>
      <text:list xml:id="list9062850483494976656" text:style-name="L3">
        <text:list-header>
          <text:p text:style-name="P53"><text:span text:style-name="Strong_20_Emphasis"><text:span text:style-name="T101">NOTE</text:span></text:span><text:span text:style-name="Strong_20_Emphasis"><text:span text:style-name="T56"><text:tab/><text:tab/></text:span></text:span><text:span text:style-name="T53">Installatie </text:span><text:span text:style-name="Definition"><text:span text:style-name="T105">&lt;Computernaam&gt;</text:span></text:span><text:span text:style-name="T53"> voltooid.</text:span></text:p>
          <text:p text:style-name="P52"><text:span text:style-name="Strong_20_Emphasis"><text:span text:style-name="T67"><text:tab/><text:tab/><text:tab/><text:tab/></text:span></text:span><text:span text:style-name="T39">Checklist eindigt hier.</text:span></text:p>
        </text:list-header>
      </text:list>
      <text:p text:style-name="P15"/>
      <text:p text:style-name="P15"/>
      <text:p text:style-name="P15"/>
      <text:p text:style-name="P18"><text:span text:style-name="T119">Dit werk is gelicenseerd onder een Creative Commons Naamsvermelding-GelijkDelen 3.0 Nederland </text:span><text:span text:style-name="T118">licentie</text:span><text:span text:style-name="T11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size="11pt" fo:language="nl" fo:country="NL" style:font-name-asian="HG Mincho Light J" style:font-size-asian="10pt" style:language-asian="nl" style:country-asian="NL" style:font-name-complex="Arial Unicode MS1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size="11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DejaVuSans" style:font-size-asian="24pt" style:font-weight-asian="bold" style:font-name-complex="Lucidasans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size="11pt" fo:font-style="normal" style:font-size-asian="9.60000038146973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Ubuntu" fo:font-size="11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size="10.5pt" style:text-underline-style="none" fo:background-color="transparent" style:font-name-asian="DejaVu Sans Mono" style:font-name-complex="DejaVu Sans Mono"/>
    </style:style>
    <style:style style:name="Emphasis" style:family="text">
      <style:text-properties style:font-name="Ubuntu1" fo:font-size="11pt" fo:font-style="italic" style:text-underline-style="none" style:font-style-asian="italic" style:font-style-complex="italic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font-name="Ubuntu Mono" fo:font-size="11pt" fo:font-style="italic" style:text-underline-style="none" fo:font-weight="normal" style:text-blinking="false"/>
    </style:style>
    <style:style style:name="Example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style:font-name="Ubuntu2" fo:font-size="11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T1" style:family="text">
      <style:text-properties style:font-name="Ubuntu3" fo:font-size="11pt" style:font-size-asian="11pt" style:font-size-complex="11pt"/>
    </style:style>
    <style:style style:name="MT2" style:family="text">
      <style:text-properties fo:language="nl" fo:country="NL" style:language-asian="nl" style:country-asian="N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file-name text:display="name">Checklist installatie Ubuntu 12.04 LTS desktop</text:file-name></text:span><text:span text:style-name="MT1"><text:tab/></text:span><text:span text:style-name="MT1"><text:tab/></text:span><text:span text:style-name="MT1"><text:date style:data-style-name="N36" text:date-value="2013-07-26T23:21:20.99">26-07-2013</text:date></text:span></text:p>
      </style:header>
      <style:footer>
        <text:p text:style-name="MP2"/>
        <text:p text:style-name="Footer"><text:span text:style-name="MT2">Karel Zimmer</text:span><text:tab/><text:tab/><text:page-number style:num-format="1" text:select-page="current">4</text:page-number>/<text:page-count style:num-format="1">4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subject>Installatie PC software</dc:subject>
    <meta:initial-creator>Karel Zimmer</meta:initial-creator>
    <meta:creation-date>1995-11-21T17:41:00</meta:creation-date>
    <dc:date>2013-07-26T23:21:21</dc:date>
    <meta:printed-by>Karel Zimmer</meta:printed-by>
    <meta:print-date>2010-10-15T14:31:07</meta:print-date>
    <meta:keyword>Installatie</meta:keyword>
    <meta:keyword>Checklist</meta:keyword>
    <meta:keyword>Linux</meta:keyword>
    <meta:editing-cycles>3098</meta:editing-cycles>
    <meta:editing-duration>P7DT3H26M16S</meta:editing-duration>
    <dc:creator>Karel Zimmer</dc:creator>
    <meta:document-statistic meta:table-count="0" meta:image-count="0" meta:object-count="0" meta:page-count="4" meta:paragraph-count="70" meta:word-count="1279" meta:character-count="9051" meta:non-whitespace-character-count="7662"/>
    <meta:user-defined meta:name="Info 1"/>
    <meta:user-defined meta:name="Info 2"/>
    <meta:user-defined meta:name="Info 3"/>
    <meta:user-defined meta:name="Info 4"/>
  </office:meta>
</office:document-meta>
</file>